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able_20_Contents">
      <style:text-properties fo:font-style="normal" style:text-underline-style="none" fo:font-weight="bold" officeooo:paragraph-rsid="001f7f1a" style:font-style-asian="normal" style:font-weight-asian="bold" style:font-style-complex="normal" style:font-weight-complex="bold"/>
    </style:style>
    <style:style style:name="P2" style:family="paragraph" style:parent-style-name="Table_20_Contents">
      <style:text-properties fo:font-style="normal" style:text-underline-style="none" fo:font-weight="bold" officeooo:rsid="002815c2" officeooo:paragraph-rsid="002815c2" style:font-style-asian="normal" style:font-weight-asian="bold" style:font-style-complex="normal" style:font-weight-complex="bold"/>
    </style:style>
    <style:style style:name="P3" style:family="paragraph" style:parent-style-name="Table_20_Contents">
      <style:text-properties officeooo:paragraph-rsid="0021d5e5"/>
    </style:style>
    <style:style style:name="P4" style:family="paragraph" style:parent-style-name="Table_20_Contents">
      <style:text-properties fo:font-weight="bold" officeooo:paragraph-rsid="0021d5e5" style:font-weight-asian="bold" style:font-weight-complex="bold"/>
    </style:style>
    <style:style style:name="P5" style:family="paragraph" style:parent-style-name="Table_20_Contents">
      <style:text-properties fo:font-weight="bold" officeooo:paragraph-rsid="00233e6f" style:font-weight-asian="bold" style:font-weight-complex="bold"/>
    </style:style>
    <style:style style:name="P6" style:family="paragraph" style:parent-style-name="Text_20_body">
      <style:text-properties officeooo:paragraph-rsid="001f7f1a"/>
    </style:style>
    <style:style style:name="P7" style:family="paragraph" style:parent-style-name="Text_20_body">
      <style:paragraph-properties fo:text-align="justify" style:justify-single-word="false"/>
      <style:text-properties officeooo:paragraph-rsid="001f7f1a"/>
    </style:style>
    <style:style style:name="P8" style:family="paragraph" style:parent-style-name="Text_20_body">
      <style:paragraph-properties fo:text-align="justify" style:justify-single-word="false"/>
      <style:text-properties officeooo:paragraph-rsid="0021736e"/>
    </style:style>
    <style:style style:name="P9" style:family="paragraph" style:parent-style-name="Text_20_body">
      <style:text-properties officeooo:paragraph-rsid="0021d5e5"/>
    </style:style>
    <style:style style:name="P10" style:family="paragraph" style:parent-style-name="Text_20_body">
      <style:text-properties fo:font-weight="bold" officeooo:paragraph-rsid="0039c7d3" style:font-weight-asian="bold" style:font-weight-complex="bold"/>
    </style:style>
    <style:style style:name="P11" style:family="paragraph" style:parent-style-name="Text_20_body">
      <loext:graphic-properties draw:fill="solid" draw:fill-color="#ffffff" draw:opacity="100%"/>
      <style:paragraph-properties fo:line-height="150%" fo:text-align="justify" style:justify-single-word="false" fo:background-color="#ffffff"/>
      <style:text-properties fo:font-size="14pt"/>
    </style:style>
    <style:style style:name="P12" style:family="paragraph" style:parent-style-name="Text_20_body">
      <loext:graphic-properties draw:fill="solid" draw:fill-color="#ffffff" draw:opacity="100%"/>
      <style:paragraph-properties fo:line-height="150%" fo:text-align="justify" style:justify-single-word="false" fo:background-color="#ffffff"/>
      <style:text-properties fo:font-size="14pt" officeooo:rsid="002ea68c" officeooo:paragraph-rsid="002ea68c"/>
    </style:style>
    <style:style style:name="P13" style:family="paragraph" style:parent-style-name="Text_20_body">
      <style:paragraph-properties fo:text-align="justify" style:justify-single-word="false"/>
      <style:text-properties officeooo:rsid="00336f95" officeooo:paragraph-rsid="00336f95"/>
    </style:style>
    <style:style style:name="P14" style:family="paragraph" style:parent-style-name="Text_20_body">
      <style:text-properties officeooo:rsid="00286af2" officeooo:paragraph-rsid="0039c7d3"/>
    </style:style>
    <style:style style:name="P15" style:family="paragraph" style:parent-style-name="Text_20_body">
      <style:text-properties officeooo:rsid="00286af2" officeooo:paragraph-rsid="003bbbc9"/>
    </style:style>
    <style:style style:name="P16" style:family="paragraph" style:parent-style-name="Text_20_body">
      <style:text-properties officeooo:paragraph-rsid="003563a5"/>
    </style:style>
    <style:style style:name="P17" style:family="paragraph" style:parent-style-name="Text_20_body">
      <style:text-properties officeooo:paragraph-rsid="0036bcac"/>
    </style:style>
    <style:style style:name="P18" style:family="paragraph" style:parent-style-name="Text_20_body">
      <style:text-properties officeooo:paragraph-rsid="0036e023"/>
    </style:style>
    <style:style style:name="P19" style:family="paragraph" style:parent-style-name="Text_20_body">
      <style:text-properties officeooo:paragraph-rsid="0039c7d3"/>
    </style:style>
    <style:style style:name="P20" style:family="paragraph" style:parent-style-name="Text_20_body">
      <style:text-properties officeooo:paragraph-rsid="003bbbc9"/>
    </style:style>
    <style:style style:name="P21" style:family="paragraph" style:parent-style-name="Text_20_body">
      <style:paragraph-properties fo:margin-top="0cm" fo:margin-bottom="0cm" loext:contextual-spacing="false"/>
      <style:text-properties officeooo:paragraph-rsid="0036bcac"/>
    </style:style>
    <style:style style:name="P22" style:family="paragraph" style:parent-style-name="Text_20_body">
      <style:paragraph-properties fo:margin-top="0cm" fo:margin-bottom="0.499cm" loext:contextual-spacing="false"/>
      <style:text-properties fo:font-weight="bold" officeooo:rsid="00286af2" officeooo:paragraph-rsid="0036e023" style:font-weight-asian="bold" style:font-weight-complex="bold"/>
    </style:style>
    <style:style style:name="P23" style:family="paragraph" style:parent-style-name="Heading_20_2">
      <style:text-properties officeooo:paragraph-rsid="0021d5e5"/>
    </style:style>
    <style:style style:name="P24" style:family="paragraph" style:parent-style-name="Heading_20_2">
      <style:text-properties officeooo:paragraph-rsid="0024f3fa"/>
    </style:style>
    <style:style style:name="P25" style:family="paragraph" style:parent-style-name="Standard">
      <style:paragraph-properties fo:margin-left="-0.25cm" fo:margin-right="0cm" fo:line-height="115%" fo:text-align="justify" style:justify-single-word="false" fo:text-indent="0cm" style:auto-text-indent="false"/>
      <style:text-properties fo:font-style="normal" style:text-underline-style="none" fo:font-weight="bold" officeooo:paragraph-rsid="0029e312" style:font-style-asian="normal" style:font-weight-asian="bold" style:font-style-complex="normal" style:font-weight-complex="bold"/>
    </style:style>
    <style:style style:name="P26" style:family="paragraph" style:parent-style-name="Standard">
      <style:paragraph-properties fo:line-height="150%" fo:text-align="justify" style:justify-single-word="false"/>
      <style:text-properties fo:font-style="normal" style:text-underline-style="none" fo:font-weight="bold" officeooo:paragraph-rsid="00595f73" style:font-style-asian="normal" style:font-weight-asian="bold" style:font-style-complex="normal" style:font-weight-complex="bold"/>
    </style:style>
    <style:style style:name="P27" style:family="paragraph" style:parent-style-name="Standard">
      <style:paragraph-properties fo:line-height="150%" fo:text-align="justify" style:justify-single-word="false"/>
      <style:text-properties fo:color="#000000" fo:font-size="14pt" fo:font-weight="normal" officeooo:paragraph-rsid="003e920c" style:font-size-asian="14pt" style:font-weight-asian="normal" style:font-size-complex="14pt" style:font-weight-complex="normal"/>
    </style:style>
    <style:style style:name="P28" style:family="paragraph" style:parent-style-name="Standard">
      <style:paragraph-properties fo:line-height="150%" fo:text-align="justify" style:justify-single-word="false"/>
      <style:text-properties fo:color="#000000" fo:font-size="14pt" fo:font-weight="normal" officeooo:paragraph-rsid="004192b0" style:font-size-asian="14pt" style:font-weight-asian="normal" style:font-size-complex="14pt" style:font-weight-complex="normal"/>
    </style:style>
    <style:style style:name="P29" style:family="paragraph" style:parent-style-name="Standard">
      <style:paragraph-properties fo:line-height="150%" fo:text-align="justify" style:justify-single-word="false"/>
      <style:text-properties fo:color="#000000" fo:font-size="14pt" fo:font-style="normal" style:text-underline-style="none" fo:font-weight="normal" officeooo:rsid="002815c2" officeooo:paragraph-rsid="00405363" style:font-size-asian="14pt" style:font-style-asian="normal" style:font-weight-asian="normal" style:font-size-complex="14pt" style:font-style-complex="normal" style:font-weight-complex="normal"/>
    </style:style>
    <style:style style:name="P30" style:family="paragraph" style:parent-style-name="Standard">
      <style:paragraph-properties fo:line-height="150%" fo:text-align="justify" style:justify-single-word="false"/>
      <style:text-properties fo:font-size="14pt" fo:font-style="normal" style:text-underline-style="none" fo:font-weight="bold" officeooo:paragraph-rsid="00405363" style:font-size-asian="14pt" style:font-style-asian="normal" style:font-weight-asian="bold" style:font-size-complex="14pt" style:font-style-complex="normal" style:font-weight-complex="bold"/>
    </style:style>
    <style:style style:name="P31" style:family="paragraph" style:parent-style-name="Standard">
      <style:paragraph-properties fo:text-align="center" style:justify-single-word="false"/>
      <style:text-properties fo:font-size="14pt" fo:font-weight="bold" officeooo:rsid="0036bcac" officeooo:paragraph-rsid="0036e023" style:font-size-asian="14pt" style:font-size-complex="14pt"/>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fo:font-style="normal" style:text-underline-style="none" fo:font-weight="normal" officeooo:paragraph-rsid="003e920c" style:font-style-asian="normal" style:font-weight-asian="normal" style:font-style-complex="normal" style:font-weight-complex="normal"/>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fo:color="#000000" style:font-name="Times New Roman" fo:font-size="14pt" fo:font-weight="normal" officeooo:paragraph-rsid="003e920c" style:font-name-asian="Times New Roman" style:font-size-asian="14pt" style:language-asian="ru" style:country-asian="RU" style:font-weight-asian="normal" style:font-name-complex="Times New Roman" style:font-size-complex="14pt" style:font-style-complex="italic" style:font-weight-complex="normal"/>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fo:color="#000000" style:font-name="Times New Roman" fo:font-size="14pt" fo:font-weight="normal" officeooo:paragraph-rsid="003e920c" style:font-name-asian="Times New Roman" style:font-size-asian="14pt" style:language-asian="ru" style:country-asian="RU" style:font-weight-asian="normal" style:font-name-complex="Times New Roman" style:font-size-complex="14pt" style:font-weight-complex="normal"/>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fo:color="#000000" style:font-name="Times New Roman" fo:font-size="14pt" fo:font-weight="normal" officeooo:paragraph-rsid="003e920c" style:font-size-asian="14pt" style:font-weight-asian="normal" style:font-name-complex="Times New Roman" style:font-size-complex="14pt" style:font-weight-complex="normal"/>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fo:color="#000000" fo:font-size="14pt" fo:font-weight="normal" officeooo:paragraph-rsid="003e920c" style:font-size-asian="14pt" style:font-weight-asian="normal" style:font-size-complex="14pt" style:font-weight-complex="normal"/>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fo:color="#000000" fo:font-size="14pt" fo:font-weight="normal" officeooo:paragraph-rsid="003e920c" style:font-size-asian="14pt" style:font-weight-asian="normal" style:font-size-complex="14pt" style:font-weight-complex="normal"/>
    </style:style>
    <style:style style:name="P38" style:family="paragraph" style:parent-style-name="Text_20_body" style:list-style-name="L1">
      <style:paragraph-properties fo:text-align="justify" style:justify-single-word="false"/>
      <style:text-properties officeooo:paragraph-rsid="001f7f1a"/>
    </style:style>
    <style:style style:name="P39" style:family="paragraph" style:parent-style-name="Text_20_body" style:list-style-name="L2">
      <style:paragraph-properties fo:text-align="justify" style:justify-single-word="false"/>
      <style:text-properties officeooo:paragraph-rsid="001f7f1a"/>
    </style:style>
    <style:style style:name="P40" style:family="paragraph" style:parent-style-name="Text_20_body" style:list-style-name="L3">
      <style:paragraph-properties fo:text-align="justify" style:justify-single-word="false"/>
      <style:text-properties officeooo:paragraph-rsid="001f7f1a"/>
    </style:style>
    <style:style style:name="P41" style:family="paragraph" style:parent-style-name="Text_20_body" style:list-style-name="L4">
      <style:paragraph-properties fo:text-align="justify" style:justify-single-word="false"/>
      <style:text-properties officeooo:paragraph-rsid="0021736e"/>
    </style:style>
    <style:style style:name="P42" style:family="paragraph" style:parent-style-name="Text_20_body" style:list-style-name="L4">
      <style:paragraph-properties fo:text-align="justify" style:justify-single-word="false"/>
      <style:text-properties officeooo:rsid="00317047" officeooo:paragraph-rsid="00317047"/>
    </style:style>
    <style:style style:name="P43" style:family="paragraph" style:parent-style-name="Text_20_body" style:list-style-name="L8">
      <style:text-properties officeooo:paragraph-rsid="0036bcac"/>
    </style:style>
    <style:style style:name="P44" style:family="paragraph" style:parent-style-name="Text_20_body" style:list-style-name="L13">
      <style:text-properties officeooo:paragraph-rsid="003bbbc9"/>
    </style:style>
    <style:style style:name="P45" style:family="paragraph" style:parent-style-name="Text_20_body" style:list-style-name="L15">
      <style:text-properties officeooo:paragraph-rsid="003bbbc9"/>
    </style:style>
    <style:style style:name="P46" style:family="paragraph" style:parent-style-name="Text_20_body">
      <style:text-properties fo:font-style="normal" style:text-underline-style="none" fo:font-weight="bold" officeooo:rsid="002815c2" officeooo:paragraph-rsid="002815c2" style:font-style-asian="normal" style:font-weight-asian="bold" style:font-style-complex="normal" style:font-weight-complex="bold"/>
    </style:style>
    <style:style style:name="P47" style:family="paragraph" style:parent-style-name="Text_20_body" style:list-style-name="L16">
      <style:paragraph-properties fo:text-align="center" style:justify-single-word="false"/>
      <style:text-properties fo:font-style="normal" style:text-underline-style="none" fo:font-weight="bold" officeooo:rsid="0048649c" officeooo:paragraph-rsid="0048649c" style:font-style-asian="normal" style:font-weight-asian="bold" style:font-style-complex="normal" style:font-weight-complex="bold"/>
    </style:style>
    <style:style style:name="P48" style:family="paragraph" style:parent-style-name="Text_20_body" style:list-style-name="L5">
      <style:text-properties fo:font-size="14pt" officeooo:paragraph-rsid="003563a5" style:font-size-asian="14pt" style:font-size-complex="14pt"/>
    </style:style>
    <style:style style:name="P49" style:family="paragraph" style:parent-style-name="Text_20_body">
      <style:text-properties fo:font-size="14pt" officeooo:paragraph-rsid="003563a5" style:font-size-asian="14pt" style:font-size-complex="14pt"/>
    </style:style>
    <style:style style:name="P50" style:family="paragraph" style:parent-style-name="Text_20_body">
      <style:text-properties fo:font-size="14pt" officeooo:paragraph-rsid="0036bcac" style:font-size-asian="14pt" style:font-size-complex="14pt"/>
    </style:style>
    <style:style style:name="P51" style:family="paragraph" style:parent-style-name="Text_20_body" style:list-style-name="L9">
      <style:text-properties fo:font-size="14pt" officeooo:paragraph-rsid="0036bcac" style:font-size-asian="14pt" style:font-size-complex="14pt"/>
    </style:style>
    <style:style style:name="P52" style:family="paragraph" style:parent-style-name="Text_20_body" style:list-style-name="L10">
      <style:text-properties fo:font-size="14pt" officeooo:paragraph-rsid="0036bcac" style:font-size-asian="14pt" style:font-size-complex="14pt"/>
    </style:style>
    <style:style style:name="P53" style:family="paragraph" style:parent-style-name="Text_20_body">
      <style:text-properties fo:font-size="14pt" officeooo:paragraph-rsid="0036e023" style:font-size-asian="14pt" style:font-size-complex="14pt"/>
    </style:style>
    <style:style style:name="P54" style:family="paragraph" style:parent-style-name="Text_20_body">
      <style:text-properties fo:font-size="14pt" officeooo:paragraph-rsid="0039c7d3" style:font-size-asian="14pt" style:font-size-complex="14pt"/>
    </style:style>
    <style:style style:name="P55" style:family="paragraph" style:parent-style-name="Text_20_body">
      <style:text-properties fo:font-size="14pt" officeooo:paragraph-rsid="003bbbc9" style:font-size-asian="14pt" style:font-size-complex="14pt"/>
    </style:style>
    <style:style style:name="P56" style:family="paragraph" style:parent-style-name="Text_20_body" style:list-style-name="L11">
      <style:text-properties fo:font-size="14pt" officeooo:paragraph-rsid="003bbbc9" style:font-size-asian="14pt" style:font-size-complex="14pt"/>
    </style:style>
    <style:style style:name="P57" style:family="paragraph" style:parent-style-name="Text_20_body" style:list-style-name="L12">
      <style:text-properties fo:font-size="14pt" officeooo:paragraph-rsid="003bbbc9" style:font-size-asian="14pt" style:font-size-complex="14pt"/>
    </style:style>
    <style:style style:name="P58" style:family="paragraph" style:parent-style-name="Text_20_body" style:list-style-name="L14">
      <style:text-properties fo:font-size="14pt" officeooo:paragraph-rsid="003bbbc9" style:font-size-asian="14pt" style:font-size-complex="14pt"/>
    </style:style>
    <style:style style:name="P59" style:family="paragraph" style:parent-style-name="Text_20_body">
      <style:text-properties fo:font-size="14pt" officeooo:paragraph-rsid="005cc60a" style:font-size-asian="14pt" style:font-size-complex="14pt"/>
    </style:style>
    <style:style style:name="P60" style:family="paragraph" style:parent-style-name="Text_20_body">
      <style:paragraph-properties fo:text-align="center" style:justify-single-word="false"/>
      <style:text-properties fo:font-size="14pt" fo:font-weight="bold" officeooo:rsid="00286af2" officeooo:paragraph-rsid="0039c7d3" style:font-size-asian="14pt" style:font-size-complex="14pt"/>
    </style:style>
    <style:style style:name="P61" style:family="paragraph" style:parent-style-name="Text_20_body">
      <style:paragraph-properties fo:text-align="center" style:justify-single-word="false"/>
      <style:text-properties fo:font-size="14pt" fo:font-weight="bold" officeooo:rsid="00286af2" officeooo:paragraph-rsid="003bbbc9" style:font-size-asian="14pt" style:font-size-complex="14pt"/>
    </style:style>
    <style:style style:name="P62" style:family="paragraph" style:parent-style-name="Text_20_body">
      <style:text-properties officeooo:paragraph-rsid="005a9850"/>
    </style:style>
    <style:style style:name="P63" style:family="paragraph" style:parent-style-name="Text_20_body">
      <style:text-properties officeooo:paragraph-rsid="005cc60a"/>
    </style:style>
    <style:style style:name="P64" style:family="paragraph" style:parent-style-name="Text_20_body" style:list-style-name="L13">
      <style:paragraph-properties fo:margin-top="0cm" fo:margin-bottom="0cm" loext:contextual-spacing="false"/>
      <style:text-properties officeooo:paragraph-rsid="003bbbc9"/>
    </style:style>
    <style:style style:name="P65" style:family="paragraph" style:parent-style-name="Text_20_body" style:list-style-name="L14">
      <style:paragraph-properties fo:margin-top="0cm" fo:margin-bottom="0cm" loext:contextual-spacing="false"/>
      <style:text-properties officeooo:paragraph-rsid="003bbbc9"/>
    </style:style>
    <style:style style:name="P66" style:family="paragraph" style:parent-style-name="Text_20_body" style:list-style-name="L5">
      <style:paragraph-properties fo:margin-top="0cm" fo:margin-bottom="0cm" loext:contextual-spacing="false"/>
      <style:text-properties fo:font-size="14pt" officeooo:paragraph-rsid="003563a5" style:font-size-asian="14pt" style:font-size-complex="14pt"/>
    </style:style>
    <style:style style:name="P67" style:family="paragraph" style:parent-style-name="Text_20_body" style:list-style-name="L11">
      <style:paragraph-properties fo:margin-top="0cm" fo:margin-bottom="0cm" loext:contextual-spacing="false"/>
      <style:text-properties fo:font-size="14pt" officeooo:paragraph-rsid="003bbbc9" style:font-size-asian="14pt" style:font-size-complex="14pt"/>
    </style:style>
    <style:style style:name="P68" style:family="paragraph" style:parent-style-name="Text_20_body" style:list-style-name="L12">
      <style:paragraph-properties fo:margin-top="0cm" fo:margin-bottom="0cm" loext:contextual-spacing="false"/>
      <style:text-properties fo:font-size="14pt" officeooo:paragraph-rsid="003bbbc9" style:font-size-asian="14pt" style:font-size-complex="14pt"/>
    </style:style>
    <style:style style:name="P69" style:family="paragraph" style:parent-style-name="Text_20_body" style:list-style-name="L13">
      <style:paragraph-properties fo:margin-top="0cm" fo:margin-bottom="0cm" loext:contextual-spacing="false"/>
      <style:text-properties fo:font-size="14pt" officeooo:paragraph-rsid="003bbbc9" style:font-size-asian="14pt" style:font-size-complex="14pt"/>
    </style:style>
    <style:style style:name="P70" style:family="paragraph" style:parent-style-name="Text_20_body" style:list-style-name="L14">
      <style:paragraph-properties fo:margin-top="0cm" fo:margin-bottom="0cm" loext:contextual-spacing="false"/>
      <style:text-properties fo:font-size="14pt" officeooo:paragraph-rsid="003bbbc9" style:font-size-asian="14pt" style:font-size-complex="14pt"/>
    </style:style>
    <style:style style:name="P71" style:family="paragraph" style:parent-style-name="Text_20_body" style:list-style-name="L15">
      <style:paragraph-properties fo:margin-top="0cm" fo:margin-bottom="0cm" loext:contextual-spacing="false"/>
      <style:text-properties fo:font-size="14pt" officeooo:paragraph-rsid="003bbbc9" style:font-size-asian="14pt" style:font-size-complex="14pt"/>
    </style:style>
    <style:style style:name="P72" style:family="paragraph" style:parent-style-name="Table_20_Contents">
      <style:text-properties fo:font-weight="bold" officeooo:paragraph-rsid="0021d5e5" style:font-weight-asian="bold" style:font-weight-complex="bold"/>
    </style:style>
    <style:style style:name="P73" style:family="paragraph" style:parent-style-name="Table_20_Contents">
      <style:text-properties fo:font-weight="bold" officeooo:rsid="0018f24a" officeooo:paragraph-rsid="0021d5e5" style:font-weight-asian="bold" style:font-weight-complex="bold"/>
    </style:style>
    <style:style style:name="P74" style:family="paragraph" style:parent-style-name="Table_20_Contents">
      <style:text-properties fo:font-style="normal" style:text-underline-style="none" fo:font-weight="bold" officeooo:paragraph-rsid="001f7f1a" style:font-style-asian="normal" style:font-weight-asian="bold" style:font-style-complex="normal" style:font-weight-complex="bold"/>
    </style:style>
    <style:style style:name="P75" style:family="paragraph" style:parent-style-name="Table_20_Contents">
      <style:text-properties fo:font-style="normal" style:text-underline-style="none" fo:font-weight="normal" officeooo:paragraph-rsid="00509ab2" style:font-style-asian="normal" style:font-weight-asian="normal" style:font-style-complex="normal" style:font-weight-complex="normal"/>
    </style:style>
    <style:style style:name="P76" style:family="paragraph" style:parent-style-name="Table_20_Contents">
      <style:text-properties fo:font-size="14pt" fo:font-style="normal" style:text-underline-style="none" fo:font-weight="bold" officeooo:rsid="002815c2" officeooo:paragraph-rsid="002815c2" style:font-size-asian="14pt" style:font-style-asian="normal" style:font-weight-asian="bold" style:font-size-complex="14pt" style:font-style-complex="normal" style:font-weight-complex="bold"/>
    </style:style>
    <style:style style:name="P77" style:family="paragraph" style:parent-style-name="Table_20_Contents">
      <style:text-properties fo:font-size="14pt" fo:font-style="normal" style:text-underline-style="none" fo:font-weight="bold" officeooo:paragraph-rsid="00595f73" style:font-size-asian="14pt" style:font-style-asian="normal" style:font-weight-asian="bold" style:font-size-complex="14pt" style:font-style-complex="normal" style:font-weight-complex="bold"/>
    </style:style>
    <style:style style:name="P78" style:family="paragraph" style:parent-style-name="Table_20_Contents">
      <style:text-properties fo:font-size="14pt" fo:font-style="normal" style:text-underline-style="none" fo:font-weight="normal" officeooo:rsid="004be408" officeooo:paragraph-rsid="004be408" style:font-size-asian="14pt" style:font-style-asian="normal" style:font-weight-asian="normal" style:font-size-complex="14pt" style:font-style-complex="normal" style:font-weight-complex="normal"/>
    </style:style>
    <style:style style:name="P79" style:family="paragraph" style:parent-style-name="Table_20_Contents">
      <style:text-properties fo:font-size="14pt" fo:font-style="normal" style:text-underline-style="none" fo:font-weight="normal" officeooo:rsid="00509ab2" officeooo:paragraph-rsid="00509ab2" style:font-size-asian="14pt" style:font-style-asian="normal" style:font-weight-asian="normal" style:font-size-complex="14pt" style:font-style-complex="normal" style:font-weight-complex="normal"/>
    </style:style>
    <style:style style:name="P80" style:family="paragraph" style:parent-style-name="Table_20_Contents">
      <style:text-properties fo:font-size="14pt" fo:font-weight="normal" officeooo:rsid="00530fb8" officeooo:paragraph-rsid="00530fb8" style:font-size-asian="14pt" style:font-weight-asian="normal" style:font-size-complex="14pt" style:font-weight-complex="normal"/>
    </style:style>
    <style:style style:name="P81" style:family="paragraph" style:parent-style-name="Table_20_Contents">
      <style:paragraph-properties fo:text-align="center" style:justify-single-word="false"/>
      <style:text-properties fo:font-size="14pt" fo:font-weight="normal" officeooo:rsid="00530fb8" officeooo:paragraph-rsid="00530fb8" style:font-size-asian="14pt" style:font-weight-asian="normal" style:font-size-complex="14pt" style:font-weight-complex="normal"/>
    </style:style>
    <style:style style:name="P82" style:family="paragraph" style:parent-style-name="Table_20_Contents">
      <style:paragraph-properties fo:margin-left="0cm" fo:margin-right="0cm" fo:margin-top="0cm" fo:margin-bottom="0cm" loext:contextual-spacing="false" fo:line-height="150%" fo:text-align="justify" style:justify-single-word="false" fo:text-indent="1.249cm" style:auto-text-indent="false"/>
      <style:text-properties fo:color="#000000" fo:font-size="14pt" fo:font-weight="bold" officeooo:paragraph-rsid="00595f73" style:font-size-asian="14pt" style:font-weight-asian="bold" style:font-size-complex="14pt" style:font-weight-complex="bold"/>
    </style:style>
    <style:style style:name="P83" style:family="paragraph" style:parent-style-name="Heading_20_2">
      <style:text-properties fo:font-size="14pt" officeooo:rsid="00286af2" officeooo:paragraph-rsid="0036bcac" style:font-size-asian="14pt" style:font-size-complex="14pt"/>
    </style:style>
    <style:style style:name="P84" style:family="paragraph" style:parent-style-name="Heading_20_2">
      <style:text-properties fo:font-size="14pt" officeooo:rsid="00286af2" officeooo:paragraph-rsid="0039c7d3" style:font-size-asian="14pt" style:font-size-complex="14pt"/>
    </style:style>
    <style:style style:name="P85" style:family="paragraph" style:parent-style-name="Heading_20_2">
      <style:text-properties fo:font-size="14pt" officeooo:rsid="00286af2" officeooo:paragraph-rsid="003bbbc9" style:font-size-asian="14pt" style:font-size-complex="14pt"/>
    </style:style>
    <style:style style:name="P86" style:family="paragraph" style:parent-style-name="Heading_20_2">
      <style:text-properties fo:font-size="14pt" officeooo:paragraph-rsid="0036bcac" style:font-size-asian="14pt" style:font-size-complex="14pt"/>
    </style:style>
    <style:style style:name="P87" style:family="paragraph" style:parent-style-name="Heading_20_2">
      <style:text-properties fo:font-size="14pt" officeooo:paragraph-rsid="0039c7d3" style:font-size-asian="14pt" style:font-size-complex="14pt"/>
    </style:style>
    <style:style style:name="P88" style:family="paragraph" style:parent-style-name="Heading_20_2">
      <style:paragraph-properties fo:text-align="center" style:justify-single-word="false"/>
      <style:text-properties fo:font-size="14pt" officeooo:paragraph-rsid="0036e023" style:font-size-asian="14pt" style:font-size-complex="14pt"/>
    </style:style>
    <style:style style:name="P89" style:family="paragraph" style:parent-style-name="Heading_20_3">
      <style:paragraph-properties fo:text-align="center" style:justify-single-word="false"/>
      <style:text-properties fo:font-size="14pt" officeooo:paragraph-rsid="003563a5" style:font-size-asian="14pt" style:font-size-complex="14pt"/>
    </style:style>
    <style:style style:name="P90" style:family="paragraph" style:parent-style-name="Heading_20_3">
      <style:paragraph-properties fo:text-align="center" style:justify-single-word="false"/>
      <style:text-properties fo:font-size="14pt" officeooo:paragraph-rsid="005cc60a" style:font-size-asian="14pt" style:font-size-complex="14pt"/>
    </style:style>
    <style:style style:name="P91" style:family="paragraph" style:parent-style-name="Heading_20_3">
      <style:text-properties fo:font-size="14pt" officeooo:paragraph-rsid="0036bcac" style:font-size-asian="14pt" style:font-size-complex="14pt"/>
    </style:style>
    <style:style style:name="P92" style:family="paragraph" style:parent-style-name="Heading_20_3">
      <style:text-properties fo:font-size="14pt" officeooo:paragraph-rsid="003bbbc9" style:font-size-asian="14pt" style:font-size-complex="14pt"/>
    </style:style>
    <style:style style:name="P93" style:family="paragraph" style:parent-style-name="List_20_Heading">
      <style:paragraph-properties fo:margin-top="0cm" fo:margin-bottom="0.499cm" loext:contextual-spacing="false"/>
      <style:text-properties fo:font-size="14pt" officeooo:paragraph-rsid="003563a5" style:font-size-asian="14pt" style:font-size-complex="14pt"/>
    </style:style>
    <style:style style:name="P94" style:family="paragraph" style:parent-style-name="Text">
      <style:paragraph-properties fo:line-height="150%" fo:text-align="justify" style:justify-single-word="false"/>
      <style:text-properties fo:color="#000000" fo:font-size="14pt" fo:font-weight="normal" officeooo:paragraph-rsid="003e920c" style:font-size-asian="14pt" style:font-weight-asian="normal" style:font-size-complex="14pt" style:font-weight-complex="normal"/>
    </style:style>
    <style:style style:name="P95" style:family="paragraph" style:parent-style-name="Text">
      <style:paragraph-properties fo:margin-left="0cm" fo:margin-right="0cm" fo:line-height="150%" fo:text-align="justify" style:justify-single-word="false" fo:text-indent="1.249cm" style:auto-text-indent="false"/>
      <style:text-properties fo:color="#000000" style:font-name="Times New Roman" fo:font-size="14pt" fo:font-weight="normal" officeooo:paragraph-rsid="003e920c" style:font-name-asian="Times New Roman" style:font-size-asian="14pt" style:language-asian="ru" style:country-asian="RU" style:font-weight-asian="normal" style:font-name-complex="Times New Roman" style:font-size-complex="14pt" style:font-style-complex="italic" style:font-weight-complex="normal"/>
    </style:style>
    <style:style style:name="P96" style:family="paragraph" style:parent-style-name="Text">
      <style:paragraph-properties fo:margin-left="0cm" fo:margin-right="0cm" fo:line-height="150%" fo:text-align="justify" style:justify-single-word="false" fo:text-indent="1.249cm" style:auto-text-indent="false"/>
      <style:text-properties fo:color="#000000" fo:font-size="14pt" fo:font-weight="normal" officeooo:paragraph-rsid="003e920c" style:font-size-asian="14pt" style:font-weight-asian="normal" style:font-size-complex="14pt" style:font-weight-complex="normal"/>
    </style:style>
    <style:style style:name="T1" style:family="text">
      <style:text-properties fo:font-weight="bold"/>
    </style:style>
    <style:style style:name="T2" style:family="text">
      <style:text-properties fo:font-weight="bold" officeooo:rsid="005467bd" style:font-weight-asian="bold" style:font-weight-complex="bold"/>
    </style:style>
    <style:style style:name="T3" style:family="text">
      <style:text-properties fo:font-weight="bold" officeooo:rsid="005a9850" style:font-weight-asian="bold" style:font-weight-complex="bold"/>
    </style:style>
    <style:style style:name="T4" style:family="text">
      <style:text-properties officeooo:rsid="0025016b"/>
    </style:style>
    <style:style style:name="T5" style:family="text">
      <style:text-properties officeooo:rsid="00233e6f"/>
    </style:style>
    <style:style style:name="T6" style:family="text">
      <style:text-properties officeooo:rsid="00240b91"/>
    </style:style>
    <style:style style:name="T7" style:family="text">
      <style:text-properties fo:font-size="12pt" style:font-size-asian="12pt" style:font-size-complex="12pt"/>
    </style:style>
    <style:style style:name="T8" style:family="text">
      <style:text-properties fo:font-size="12pt" officeooo:rsid="0024f3fa" style:font-size-asian="12pt" style:font-size-complex="12pt"/>
    </style:style>
    <style:style style:name="T9" style:family="text">
      <style:text-properties fo:font-size="14pt"/>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fo:font-size="14pt" fo:font-style="italic" style:font-size-asian="14pt" style:font-size-complex="14pt"/>
    </style:style>
    <style:style style:name="T12" style:family="text">
      <style:text-properties fo:font-size="14pt" style:font-size-asian="14pt" style:font-size-complex="14pt"/>
    </style:style>
    <style:style style:name="T13" style:family="text">
      <style:text-properties fo:font-size="14pt" officeooo:rsid="00286af2" style:font-size-asian="14pt" style:font-size-complex="14pt"/>
    </style:style>
    <style:style style:name="T14" style:family="text">
      <style:text-properties fo:font-size="14pt" officeooo:rsid="00509ab2" style:font-size-asian="14pt" style:font-size-complex="14pt"/>
    </style:style>
    <style:style style:name="T15" style:family="text">
      <style:text-properties fo:font-size="14pt" officeooo:rsid="005a9850" style:font-size-asian="14pt" style:font-size-complex="14pt"/>
    </style:style>
    <style:style style:name="T16" style:family="text">
      <style:text-properties fo:font-size="14pt" officeooo:rsid="005af577" style:font-size-asian="14pt" style:font-size-complex="14pt"/>
    </style:style>
    <style:style style:name="T17" style:family="text">
      <style:text-properties fo:font-size="14pt" officeooo:rsid="005cc60a" style:font-size-asian="14pt" style:font-size-complex="14pt"/>
    </style:style>
    <style:style style:name="T18" style:family="text">
      <style:text-properties fo:font-size="14pt" officeooo:rsid="005df369" style:font-size-asian="14pt" style:font-size-complex="14pt"/>
    </style:style>
    <style:style style:name="T19" style:family="text">
      <style:text-properties fo:font-size="14pt" officeooo:rsid="005ef6a0" style:font-size-asian="14pt" style:font-size-complex="14pt"/>
    </style:style>
    <style:style style:name="T20" style:family="text">
      <style:text-properties fo:font-size="14pt" officeooo:rsid="005fd1f8" style:font-size-asian="14pt" style:font-size-complex="14pt"/>
    </style:style>
    <style:style style:name="T21" style:family="text">
      <style:text-properties fo:font-size="14pt" officeooo:rsid="00609274" style:font-size-asian="14pt" style:font-size-complex="14pt"/>
    </style:style>
    <style:style style:name="T22" style:family="text">
      <style:text-properties fo:font-size="14pt" officeooo:rsid="0062667e" style:font-size-asian="14pt" style:font-size-complex="14pt"/>
    </style:style>
    <style:style style:name="T23" style:family="text">
      <style:text-properties fo:font-size="14pt" officeooo:rsid="00632dc9" style:font-size-asian="14pt" style:font-size-complex="14pt"/>
    </style:style>
    <style:style style:name="T24" style:family="text">
      <style:text-properties fo:font-size="14pt" officeooo:rsid="0064bcce" style:font-size-asian="14pt" style:font-size-complex="14pt"/>
    </style:style>
    <style:style style:name="T25" style:family="text">
      <style:text-properties fo:font-size="14pt" officeooo:rsid="00655c1f" style:font-size-asian="14pt" style:font-size-complex="14pt"/>
    </style:style>
    <style:style style:name="T26" style:family="text">
      <style:text-properties fo:font-size="14pt" officeooo:rsid="0066648b" style:font-size-asian="14pt" style:font-size-complex="14pt"/>
    </style:style>
    <style:style style:name="T27" style:family="text">
      <style:text-properties fo:font-size="14pt" officeooo:rsid="006720d3" style:font-size-asian="14pt" style:font-size-complex="14pt"/>
    </style:style>
    <style:style style:name="T28" style:family="text">
      <style:text-properties fo:font-size="14pt" officeooo:rsid="0068a2aa" style:font-size-asian="14pt" style:font-size-complex="14pt"/>
    </style:style>
    <style:style style:name="T29" style:family="text">
      <style:text-properties fo:font-size="14pt" officeooo:rsid="0068c447" style:font-size-asian="14pt" style:font-size-complex="14pt"/>
    </style:style>
    <style:style style:name="T30" style:family="text">
      <style:text-properties fo:font-size="14pt" officeooo:rsid="00698767" style:font-size-asian="14pt" style:font-size-complex="14pt"/>
    </style:style>
    <style:style style:name="T31" style:family="text">
      <style:text-properties fo:font-size="14pt" fo:font-weight="bold" style:font-size-asian="14pt" style:font-size-complex="14pt"/>
    </style:style>
    <style:style style:name="T32" style:family="text">
      <style:text-properties fo:font-size="14pt" fo:font-weight="bold" officeooo:rsid="0036bcac" style:font-size-asian="14pt" style:font-size-complex="14pt"/>
    </style:style>
    <style:style style:name="T33" style:family="text">
      <style:text-properties fo:font-size="14pt" fo:font-weight="bold" officeooo:rsid="00286af2" style:font-size-asian="14pt" style:font-size-complex="14pt"/>
    </style:style>
    <style:style style:name="T34" style:family="text">
      <style:text-properties fo:font-size="14pt" fo:font-weight="bold" officeooo:rsid="00286af2" style:font-size-asian="14pt" style:font-weight-asian="bold" style:font-size-complex="14pt" style:font-weight-complex="bold"/>
    </style:style>
    <style:style style:name="T35" style:family="text">
      <style:text-properties fo:font-size="14pt" fo:language="en" fo:country="US" fo:font-style="italic" style:font-size-asian="14pt" style:font-size-complex="14pt"/>
    </style:style>
    <style:style style:name="T36" style:family="text">
      <style:text-properties fo:font-size="14pt" fo:language="en" fo:country="US" fo:font-style="italic" officeooo:rsid="0077088c" style:font-size-asian="14pt" style:font-size-complex="14pt"/>
    </style:style>
    <style:style style:name="T37" style:family="text">
      <style:text-properties fo:font-size="14pt" fo:language="en" fo:country="US" fo:font-style="italic" officeooo:rsid="00286af2" style:font-size-asian="14pt" style:font-size-complex="14pt"/>
    </style:style>
    <style:style style:name="T38" style:family="text">
      <style:text-properties fo:font-size="14pt" fo:font-style="normal" style:text-underline-style="none" officeooo:rsid="005a9850" style:font-size-asian="14pt" style:font-style-asian="normal" style:font-size-complex="14pt" style:font-style-complex="normal"/>
    </style:style>
    <style:style style:name="T39" style:family="text">
      <style:text-properties fo:font-size="14pt" fo:font-style="normal" style:text-underline-style="none" officeooo:rsid="00286af2" style:font-size-asian="14pt" style:font-style-asian="normal" style:font-size-complex="14pt" style:font-style-complex="normal"/>
    </style:style>
    <style:style style:name="T40" style:family="text">
      <style:text-properties fo:font-size="14pt" style:text-underline-style="none" officeooo:rsid="0066648b" style:font-size-asian="14pt" style:font-size-complex="14pt"/>
    </style:style>
    <style:style style:name="T41" style:family="text">
      <style:text-properties officeooo:rsid="002b6949"/>
    </style:style>
    <style:style style:name="T42" style:family="text">
      <style:text-properties officeooo:rsid="00317047"/>
    </style:style>
    <style:style style:name="T43" style:family="text">
      <style:text-properties officeooo:rsid="00336f95"/>
    </style:style>
    <style:style style:name="T44" style:family="text">
      <style:text-properties fo:font-variant="normal" fo:text-transform="none" fo:font-size="14pt" fo:font-style="normal" fo:font-weight="normal" officeooo:rsid="00609274" style:font-size-asian="14pt" style:font-size-complex="14pt"/>
    </style:style>
    <style:style style:name="T45" style:family="text">
      <style:text-properties fo:font-weight="normal" style:font-weight-asian="normal" style:font-weight-complex="normal"/>
    </style:style>
    <style:style style:name="T46" style:family="text">
      <style:text-properties style:font-name="Times New Roman" style:font-name-complex="Times New Roman"/>
    </style:style>
    <style:style style:name="T47" style:family="text">
      <style:text-properties style:font-name="Times New Roman" officeooo:rsid="00405363" style:font-name-complex="Times New Roman"/>
    </style:style>
    <style:style style:name="T48" style:family="text">
      <style:text-properties style:font-name="Times New Roman" officeooo:rsid="004192b0" style:font-name-complex="Times New Roman"/>
    </style:style>
    <style:style style:name="T49" style:family="text">
      <style:text-properties style:font-name="Times New Roman" officeooo:rsid="0042ae6a" style:font-name-complex="Times New Roman"/>
    </style:style>
    <style:style style:name="T50" style:family="text">
      <style:text-properties style:font-name="Times New Roman" officeooo:rsid="0043eae0" style:font-name-complex="Times New Roman"/>
    </style:style>
    <style:style style:name="T51" style:family="text">
      <style:text-properties style:font-name="Times New Roman" officeooo:rsid="00441eb8" style:font-name-complex="Times New Roman"/>
    </style:style>
    <style:style style:name="T52" style:family="text">
      <style:text-properties style:font-name="Times New Roman" officeooo:rsid="0045f880" style:font-name-complex="Times New Roman"/>
    </style:style>
    <style:style style:name="T53" style:family="text">
      <style:text-properties style:font-name="Times New Roman" officeooo:rsid="0047b44c" style:font-name-complex="Times New Roman"/>
    </style:style>
    <style:style style:name="T54" style:family="text">
      <style:text-properties style:font-name="Times New Roman" style:font-name-asian="Times New Roman" style:font-name-complex="Times New Roman"/>
    </style:style>
    <style:style style:name="T55" style:family="text">
      <style:text-properties style:font-name="Times New Roman" officeooo:rsid="00405363" style:font-name-asian="Times New Roman" style:font-name-complex="Times New Roman"/>
    </style:style>
    <style:style style:name="T56" style:family="text">
      <style:text-properties style:font-name="Times New Roman" style:font-name-asian="Times New Roman" style:language-asian="ru" style:country-asian="RU" style:font-name-complex="Times New Roman"/>
    </style:style>
    <style:style style:name="T57" style:family="text">
      <style:text-properties style:font-name="Times New Roman" style:font-name-asian="Times New Roman" style:language-asian="ru" style:country-asian="RU" style:font-name-complex="Times New Roman" style:font-style-complex="italic"/>
    </style:style>
    <style:style style:name="T58" style:family="text">
      <style:text-properties style:font-name="Times New Roman" fo:language="en" fo:country="US" style:font-name-asian="Times New Roman" style:language-asian="ru" style:country-asian="RU" style:font-name-complex="Times New Roman" style:font-style-complex="italic"/>
    </style:style>
    <style:style style:name="T59" style:family="text">
      <style:text-properties style:font-name="Times New Roman" fo:language="en" fo:country="US" style:font-name-complex="Times New Roman"/>
    </style:style>
    <style:style style:name="T60" style:family="text">
      <style:text-properties style:font-name="Times New Roman" fo:background-color="#ffffff" loext:char-shading-value="0" style:font-name-complex="Times New Roman"/>
    </style:style>
    <style:style style:name="T61" style:family="text">
      <style:text-properties style:font-name="Times New Roman" fo:background-color="#ffffff" loext:char-shading-value="0" style:font-name-asian="Times New Roman" style:language-asian="ru" style:country-asian="RU" style:font-name-complex="Times New Roman"/>
    </style:style>
    <style:style style:name="T62" style:family="text">
      <style:text-properties style:font-name="Times New Roman" fo:background-color="#ffffff" loext:char-shading-value="0" style:font-name-asian="Times New Roman" style:language-asian="ru" style:country-asian="RU" style:font-name-complex="Times New Roman"/>
    </style:style>
    <style:style style:name="T63" style:family="text">
      <style:text-properties style:font-name="Times New Roman" fo:letter-spacing="-0.004cm" fo:font-style="italic" style:font-style-asian="italic" style:font-name-complex="Times New Roman" style:font-style-complex="italic"/>
    </style:style>
    <style:style style:name="T64" style:family="text">
      <style:text-properties style:font-name="Times New Roman" fo:letter-spacing="-0.004cm" fo:font-style="italic" style:text-underline-style="none" officeooo:rsid="00405363" style:font-style-asian="italic" style:font-name-complex="Times New Roman" style:font-style-complex="italic"/>
    </style:style>
    <style:style style:name="T65" style:family="text">
      <style:text-properties style:font-name="Times New Roman" fo:letter-spacing="-0.004cm" fo:font-style="italic" style:text-underline-style="none" officeooo:rsid="002815c2" style:font-style-asian="italic" style:font-name-complex="Times New Roman" style:font-style-complex="italic"/>
    </style:style>
    <style:style style:name="T66" style:family="text">
      <style:text-properties style:font-name="Times New Roman" fo:font-style="normal" style:text-underline-style="none" style:font-name-asian="Times New Roman" style:language-asian="ru" style:country-asian="RU" style:font-style-asian="normal" style:font-name-complex="Times New Roman" style:font-style-complex="italic"/>
    </style:style>
    <style:style style:name="T67" style:family="text">
      <style:text-properties style:font-name="Times New Roman" fo:font-style="normal" style:text-underline-style="none" officeooo:rsid="00595f73" style:font-name-asian="Times New Roman" style:language-asian="ru" style:country-asian="RU" style:font-style-asian="normal" style:font-name-complex="Times New Roman" style:font-style-complex="italic"/>
    </style:style>
    <style:style style:name="T68" style:family="text">
      <style:text-properties style:font-style-complex="italic"/>
    </style:style>
    <style:style style:name="T69" style:family="text">
      <style:text-properties fo:letter-spacing="-0.004cm"/>
    </style:style>
    <style:style style:name="T70" style:family="text">
      <style:text-properties fo:letter-spacing="-0.004cm" fo:font-style="italic" fo:font-weight="normal" style:font-style-asian="italic" style:font-weight-asian="normal" style:font-style-complex="italic"/>
    </style:style>
    <style:style style:name="T71" style:family="text">
      <style:text-properties fo:color="#000000" fo:font-size="14pt" style:font-size-asian="14pt" style:font-size-complex="14pt"/>
    </style:style>
    <style:style style:name="T72" style:family="text">
      <style:text-properties fo:color="#000000" fo:font-size="14pt" officeooo:rsid="005cc60a" style:font-size-asian="14pt" style:font-size-complex="14pt"/>
    </style:style>
    <style:style style:name="T73" style:family="text">
      <style:text-properties fo:color="#000000" style:font-name="Times New Roman" fo:font-size="14pt" style:font-name-asian="Times New Roman" style:font-size-asian="14pt" style:language-asian="ru" style:country-asian="RU" style:font-name-complex="Times New Roman" style:font-size-complex="14pt" style:font-style-complex="italic"/>
    </style:style>
    <style:style style:name="T74" style:family="text">
      <style:text-properties officeooo:rsid="004c5ed7"/>
    </style:style>
    <style:style style:name="T75" style:family="text">
      <style:text-properties officeooo:rsid="004de27a"/>
    </style:style>
    <style:style style:name="T76" style:family="text">
      <style:text-properties officeooo:rsid="00509ab2"/>
    </style:style>
    <style:style style:name="T77" style:family="text">
      <style:text-properties officeooo:rsid="0053c1a8"/>
    </style:style>
    <style:style style:name="T78" style:family="text">
      <style:text-properties officeooo:rsid="005467bd"/>
    </style:style>
    <style:style style:name="T79" style:family="text">
      <style:text-properties officeooo:rsid="005557b4"/>
    </style:style>
    <style:style style:name="T80" style:family="text">
      <style:text-properties officeooo:rsid="005640b2"/>
    </style:style>
    <style:style style:name="T81" style:family="text">
      <style:text-properties officeooo:rsid="00595f73"/>
    </style:style>
    <style:style style:name="T82" style:family="text">
      <style:text-properties officeooo:rsid="005c2c4a"/>
    </style:style>
    <style:style style:name="T83" style:family="text">
      <style:text-properties officeooo:rsid="005df369"/>
    </style:style>
    <style:style style:name="T84" style:family="text">
      <style:text-properties officeooo:rsid="00609274"/>
    </style:style>
    <style:style style:name="T85" style:family="text">
      <style:text-properties officeooo:rsid="0060e98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31260554" text:style-name="L16">
        <text:list-header>
          <text:p text:style-name="P47"><text:span text:style-name="T9">Введение</text:span></text:p>
        </text:list-header>
      </text:list>
      <text:p text:style-name="P46"><text:span text:style-name="T9">Базы данных — это совокупность структур, предназначенных для хранения больших объемов информации и программных модулей, осуществляющих управление данными, их выборку, сортировку и другие подобные действия.</text:span></text:p>
      <text:p text:style-name="P11">Информация базы данных хранится в одной или нескольких таблицах. Любая таблица с данными состоит из набора однотипных записей, расположенных друг за другом. Они представляют собой строки таблицы, которые можно добавлять, удалять или изменять.</text:p>
      <text:p text:style-name="P11">Каждая запись является набором именованных полей, или ячеек, которые могут хранить самую разнообразную информацию, начиная от даты рождения и заканчивая подробным описанием кулинарного рецепта. Однотипные поля разных записей образуют столбец таблицы.</text:p>
      <text:p text:style-name="P11">Создав одну таблицу, вы уже получаете полноценную базу данных. Однако в реальной жизни структуры баз данных, а соответственно и способы их создания, намного сложнее.</text:p>
      <text:p text:style-name="P11">В последние годы на первый план выдвигается новая отрасль - информационная индустрия, связанная с производством технических средств, методов, технологий для производства новых знаний. Эта индустрия тесно связана с развитием компьютерных технологий.</text:p>
      <text:p text:style-name="P11">В информационном обществе доминирует производство информационного продукта, а материальный продукт становится более информационно емким. Изменятся весь уклад жизни, система ценностей: возрастает значимость культурного досуга, возрастает спрос на знания, от человека требуется способность к интеллектуальному труду и творчеству. В результате появились противоречия между ограниченными возможностями человека по восприятию и переработке информации и существующими массивами хранящейся и передаваемой информации.</text:p>
      <text:p text:style-name="P11"><text:soft-page-break/>Возникло большое число избыточной информации, в которой иногда трудно сориентироваться и выбрать нужные сведения.</text:p>
      <text:p text:style-name="P11">Для решения подобных проблем применяются автоматизированные базы данных. Они стали неотъемлемой частью практически всех компьютерных систем - от отрасли до отдельного предприятия. За последние несколько лет вырос уровень потребительских качеств систем управления базами данных (СУБД): разнообразие поддерживаемых функций, удобный для пользователя интерфейс, сопряжение с программными продуктами, в частности с другими СУБД, возможности для работы в сети и т.д. СУБД позволяет сводить воедино информацию из самых разных источников (электронные таблицы, другие базы данных) и помогает быстро найти необходимую информацию, донести ее до окружающих с помощью отчетов, графиков или таблиц.</text:p>
      <text:p text:style-name="P11">К настоящему времени накоплен значительный опыт проектирования БД, предназначенных для управления производством, это позволяет сделать процесс создания БД более эффективным. <text:span text:style-name="T41">В данном проекте была создана распределенная система предназначенная для хранения, структурирования и удобного оперирования данными другой распределенной системы а именно обработка базы данных логов клиент - серверной системы управления датчиков и камер организации «организация???». Данный программный продукт представляет из себя программу для взаимодействия с базой данных логов, принимаемых от различных серверов распределенной системы. В обрабатываемых логах содержаться различный перечень важных данных о различных событиях систем отправляющий данные логи со своих серверов. Программа должна определенным образом анализировать большой объем логов различного рода от информационных до аварийных ситуаций. Написанная в ходе данного проекта ПО должно путем анализа данных выявлять определенные статистические метрики и отсылать их на соответствующие хосты (выделенные машины — сервера) отсылать отчет о полученных данных путем анализа логов. Данная программа была написанна на языке </text:span><text:soft-page-break/><text:span text:style-name="T41">программирования С++, Python и bash (встроенный скриптовой язык OS Linux) так же использованы такие сторонние библиотеки как SMTP и POP3 для взаимодействия со сторонними серверами по протоколам smtp и pop для рассылки отчетов в виде электронных письем. Архитектура программной системы представляет из себя смесь микросервисной архитектуры с монолитной. Каждая из которых имеет ряд своих положительных так и отрицательных качеств. Так монолитная структура кода представляет из себя набор всевозможных процедур и функции выполняющий свой задуманный функционал в едином адресном пространстве процесса. Это позволяет выполнять вычисления в разы быстрее так как не требуется какие то выделенные каналы взаимодействия всех этих процедур и функции посредством каких то специфических возможностей операционной системы например (socket`ы , разделяемая память, shared file`ы и т.д.) которые в некоторой степени медленнее <text:s/>и тратят больше ресурсов системы. Но за данную возможность приходится расплачиваться более сложным циклом разработки По, т.к. обще известно что слабым местом монолитной структуры кода является отсутсвие модульности (модульности в функциях и процедурах) то есть нет простых способов проектирования системы так что бы сохранялось высокая степень переиспользуемости создаваемых функций, классов и т.д.</text:span></text:p>
      <text:p text:style-name="P12">М<text:span text:style-name="T41">икросервисная</text:span> архитектура в свою очередь является противоположностью подхода монолитной архитектуры, то есть она стремится разделить задачу на множество маленьких задач решаемых маленькими, не сложными и легко тестируемыми и легко сопровождаемыми программами (сервисами). <text:s text:c="2"/>Данные микропрограммы или сервисы выполняют лишь одну легкую задачу из множества других и естественно так как эти сервисы изолированны друг от друга (независимы), то они могут быть написаны на разных библиотеках, диалектах, версия и даже на разных языках программирования и нет никакой необходимости заботится о совместимости и техниках взаимодействия этих программ так как данной задачей занимается специально выделенная программа, которая является своего рода выделенной линией связи между <text:soft-page-break/>различными процессам (сервисами) с которой эти микропрограммы общаются (обмениваются данными) по строго определенному интерфейсу.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76">1.1. <text:span text:style-name="T69">Аналитическая часть</text:span></text:p>
      <text:p text:style-name="P76"><text:span text:style-name="T70"/></text:p>
      <text:p text:style-name="P29"><text:span text:style-name="T63">Управление по информатизации как структурное подразделение КБГУ</text:span></text:p>
      <text:p text:style-name="P28"><text:span text:style-name="T64">занимается важной работой</text:span><text:span text:style-name="T65"> по предупреждению и пресечению возникновения неблагоприятных <text:s/>ситуаций на объектах и территории КБГУ, </text:span><text:span text:style-name="T64">о</text:span><text:span text:style-name="T46">предел</text:span><text:span text:style-name="T47">яет</text:span><text:span text:style-name="T46"> </text:span><text:span text:style-name="T47">всеразличные </text:span><text:span text:style-name="T46">угроз</text:span><text:span text:style-name="T47">ы </text:span><text:span text:style-name="T46">безопасности, причин и факторов зарождения <text:s/>негативных последствий угроз в ходе осуществления деятельности КБГ, </text:span><text:span text:style-name="T47">а также</text:span><text:span text:style-name="T55"> с</text:span><text:span text:style-name="T46">оздание</text:span><text:span text:style-name="T47">м</text:span><text:span text:style-name="T46"> механизм</text:span><text:span text:style-name="T47">ов</text:span><text:span text:style-name="T46"> </text:span><text:span text:style-name="T47">быстрого</text:span><text:span text:style-name="T46"> реагирования на угрозы безопасности. </text:span><text:span text:style-name="T47">В данной организации имеется распределенная система занимающаяся анализом и быстрым реагированием на возникновение угроз, с большого количества серверов <text:s/>постоянно приходят большое количество системных сигналов (логов), анализ которых в ручную, из-за большого количества, затруднителен а иногда даже не возможен. В следствий этого было создана специальная программа, задачей которой является анализ базы данных логов (системной информации).</text:span></text:p>
      <text:p text:style-name="P28"><text:span text:style-name="T48">В ходе создания данной системы была спроектирована и закодирована база данных (не реляционная) которая предназначена для всевозможных операции (добавление, копирование, поиск, изменение, отслеживание, введение статистики, журналирование, резервное копирование, введение системы контроля версии данных, атомарность и транзакци</text:span><text:span text:style-name="T51">й</text:span><text:span text:style-name="T48">) над базой логов</text:span><text:span text:style-name="T47">. </text:span><text:span text:style-name="T48">Так же были созданы ряд других вспомогательных модулей по работе с сетью (создание межсетевых <text:s/>каналов связи для обмена электронными письмами содержащими отчеты с данными). </text:span><text:span text:style-name="T49">Данные модули были спроектир</text:span><text:span text:style-name="T50">о</text:span><text:span text:style-name="T49">в</text:span><text:span text:style-name="T50">а</text:span><text:span text:style-name="T49">ны и закодированы на основе клиент-серверной архитектуре, где какие-то процессы из данного модуля являются программой <text:s/>клиентом для межсетевого взаимодействия (содержат куски программного кода для подключения к выделенному (внешнему) серверу по определенному сетевому адресу и порту по соответствующим протоколам такими как SMTP и IMAP). </text:span><text:span text:style-name="T52">С использованием данной программы анализ файлов, содержащих набор логов системы, будет происходить в считанные минуты и отправляться через сеть по почтовым протоколам в виде отчетов, содержащих статистические данные (подсчет </text:span><text:soft-page-break/><text:span text:style-name="T52">количества совпадений, частотность появления </text:span><text:span text:style-name="T53">набора определенных</text:span><text:span text:style-name="T52"> лог</text:span><text:span text:style-name="T53">ов</text:span><text:span text:style-name="T52"> в данном файле и т.д.)</text:span></text:p>
      <text:p text:style-name="P30"/>
      <text:p text:style-name="P77">1.1.<text:span text:style-name="T81">1</text:span>. Краткая характеристика подразделения или видов его деятельности</text:p>
      <text:p text:style-name="P27"><text:span text:style-name="T46">Управление по информатизации как структурное подразделение КБГУ создано с 01.09.2015г. приказом № 277/О от 28 августа 2015г. Целями подразделения является дальнейшее развитие в КБГУ современных информационных технологий, применяемых в образовательном процессе и научно-исследовательской деятельности, информационно-технической поддержке внедрения и реализации новых форм образовательных услуг, а также развития и обслуживания информационно-коммуникационной инфраструктуры между подразделениями, координации и проведения единой политики в области информатизации.</text:span></text:p>
      <text:p text:style-name="P94"><text:span text:style-name="T54"><text:s text:c="5"/></text:span><text:span text:style-name="T46"><text:tab/>В <text:s/>соответствии с приказом и.о.ректора КБГУ от 12 апреля <text:s/>2017 года <text:s text:c="3"/>№ 51/О <text:s/>в управлении по информатизации КБГУ создан центр мониторинга и управления безопасностью (ситуационный центр) (далее - ЦМиУБ).</text:span></text:p>
      <text:p text:style-name="P94"><text:span text:style-name="T54"><text:s text:c="5"/></text:span><text:span text:style-name="T46"><text:tab/>Основными целями и задачами ЦМиУБ, в соответствии с положением, являются:</text:span></text:p>
      <text:p text:style-name="P94"><text:span text:style-name="T54"><text:s text:c="5"/></text:span><text:span text:style-name="T46"><text:tab/>-Организация работы по предупреждению и пресечению возникновения неблагоприятных (в т.ч. чрезвычайных) ситуаций на объектах и территории КБГУ. </text:span></text:p>
      <text:p text:style-name="P94"><text:span text:style-name="T54"><text:s text:c="5"/></text:span><text:span text:style-name="T46"><text:tab/>-Определение угроз безопасности, причин и факторов зарождения угроз, негативных последствий угроз в ходе осуществления деятельности КБГУ.</text:span></text:p>
      <text:p text:style-name="P94"><text:span text:style-name="T54"><text:s text:c="5"/></text:span><text:span text:style-name="T46"><text:tab/>-Создание механизма оперативного реагирования на угрозы безопасности.</text:span></text:p>
      <text:p text:style-name="P94"><text:span text:style-name="T54"><text:s text:c="5"/></text:span><text:span text:style-name="T46"><text:tab/>-Повышение эффективности системы контроля за использованием материальных, трудовых и информационных ресурсов, выделенных и используемых в ходе функционирования КБГУ.</text:span></text:p>
      <text:p text:style-name="P94"><text:span text:style-name="T54"><text:s text:c="5"/></text:span><text:span text:style-name="T46"><text:tab/>-Обеспечение системности, исключение дублирования в работе подразделений КБГУ в части обеспечения безопасности функционирования.</text:span></text:p>
      <text:p text:style-name="P94"><text:soft-page-break/><text:span text:style-name="T54"><text:s text:c="5"/></text:span><text:span text:style-name="T46"><text:tab/>Штатная структура ЦМиУБ обеспечивает непрерывный (круглосуточный, без выходных и праздничных дней) режим работы диспетчеров центра. Согласно штатной расстановке, в ЦМиУБ предусмотрены должности руководителя Центра и должности 4 диспетчеров Центра.</text:span></text:p>
      <text:p text:style-name="P94"><text:span text:style-name="T46"><text:tab/>Одной из важнейших функций ЦМиУБ являются <text:s text:c="2"/>н</text:span><text:span text:style-name="T56">епрерывный <text:s/>контроль с использованием систем видеонаблюдения за ситуацией в помещениях и прилегающих территориях КБГУ, позволяющий оперативно получать информацию о совершающихся нештатных ситуациях, представляющих угрозу объектам контроля (защиты).</text:span></text:p>
      <text:p text:style-name="P96"><text:span text:style-name="T56">Утвержденным Положением </text:span><text:span text:style-name="T57">о порядке проведения открытого видеонаблюдения на территории Кабардино-Балкарского государственного университета <text:s/>им.Х.М.Бербекова утверждены следующие цели видеонаблюдения:</text:span></text:p>
      <text:p text:style-name="P96"><text:span text:style-name="T57">-Повышение эффективности обеспечения режима безопасности;</text:span></text:p>
      <text:p text:style-name="P95">-Выявление, предупреждение и пресечение правонарушений, <text:s/>террористических актов, фактов хищений и порчи товарно-материальных <text:s/>ценностей;</text:p>
      <text:p text:style-name="P95">-Координация действий работников и обучающихся КБГУ при наступлении чрезвычайных ситуаций;</text:p>
      <text:p text:style-name="P33">-Контроль за соблюдением контрольно-пропускного режима и Правил внутреннего распорядка КБГУ.</text:p>
      <text:p text:style-name="P33">Видеонаблюдение осуществляется при помощи камер открытого видеонаблюдения, установленных на входах в корпуса, в аудиториях, коридорах и проходах, на прилегающей к зданиям КБГУ территории. </text:p>
      <text:p text:style-name="P36"><text:span text:style-name="T57">Применяются аналоговые и <text:s/>цифровые модели видеокамер, при обработке сигналов которых используется программное обеспечение «</text:span><text:span text:style-name="T58">Axxon</text:span><text:span text:style-name="T57"> </text:span><text:span text:style-name="T58">Next</text:span><text:span text:style-name="T57">» (текущая версия <text:s/>4.2.1.8170).</text:span></text:p>
      <text:p text:style-name="P33">Доступ к компьютерным сетям, терминалам и серверам видеонаблюдения осуществляется с использованием индивидуальных паролей.</text:p>
      <text:p text:style-name="P36"><text:span text:style-name="T57"/></text:p>
      <text:p text:style-name="P82"><text:soft-page-break/><text:span text:style-name="T66">1.</text:span><text:span text:style-name="T67">2</text:span><text:span text:style-name="T66">. Технико-экономическая характеристика предметной области</text:span></text:p>
      <text:p text:style-name="P36"><text:span text:style-name="T57">В соответствии с Законом РФ «О персональных данных» записи камер видеонаблюдения является конфиденциальной информацией, подлежат хранению на серверах и терминалах систем видеонаблюдения. </text:span><text:span text:style-name="T56">Записи <text:s/>уничтожаются автоматически по мере заполнения памяти жесткого диска. Если камеры видеонаблюдения зафиксировали конфликтную (нестандартную) ситуацию, то для таких записей устанавливается специальный срок хранения, не превышающий 6 месяцев с даты события.</text:span></text:p>
      <text:p text:style-name="P33">Передача записей камер видеонаблюдения третьей стороне допускается только в исключительных случаях (по запросу уполномоченных органов, а также по запросу граждан, изображенных на видеозаписи). Вопрос о передаче записей решают ректор или <text:s/>проректоры КБГУ.</text:p>
      <text:p text:style-name="P34">Для обеспечения объективности расследования в случаях возникновения чрезвычайных ситуаций и (или) происшествий, нарушений Правил внутреннего трудового распорядка, противоправных действий участников образовательного процесса или иных лиц на территории и в помещениях КБГУ, соответствующие видеофрагменты могут быть сохранены на внешний носитель с соблюдением необходимых мер защиты конфиденциальной информации для передачи правоохранительным органам по их письменному запросу, а также по заявлению лица, в отношении которого была осуществлена фото- и видеосъемка, в случае нарушения его прав и свобод.</text:p>
      <text:p text:style-name="P33">В случаях, указанных выше, возможно предоставление доступа к фото- и видеоизображениям без передачи с жесткого диска на внешний носитель сотрудникам структурных подразделений КБГУ, имеющим обязательства о неразглашении персональных данных работников и обучающихся, по их письменному мотивированному обращению с разрешения ректора, <text:s/>проректоров КБГУ. <text:s/>Предоставляемая информация в таких случаях должна быть ограничена сведениями, которые необходимы сотруднику структурного подразделения для выполнения его профессиональных функций.</text:p>
      <text:p text:style-name="P33"><text:soft-page-break/>Ответственными за нераспространение персональных данных, полученных с использованием систем видеонаблюдения являются:</text:p>
      <text:p text:style-name="P33">-Сотрудники, имеющие доступ (использующие на рабочем месте) к терминалам и серверам видеонаблюдения;</text:p>
      <text:p text:style-name="P33">-Сотрудники, осуществляющие обслуживание технических устройств систем видеонаблюдения и компьютерных сетей, посредством которых производится передача видеоизображения;</text:p>
      <text:p text:style-name="P33">-Сотрудники, в помещении которых осуществляется хранение архивов системы видеонаблюдения (серверов и терминалов видеонаблюдения).</text:p>
      <text:p text:style-name="P36"><text:span text:style-name="T46">Площадь основного кампуса КБГУ по ул.Чернышевского и Толстого составляет 317,5 тыс.кв.м. (это не считая удаленных объектов – учебно –научного центра в Приэльбрусье, Медицинского факультета, Медицинского колледжа). Естественно, здания университета и прилегающую территорию необходимо обеспечить надежной системой видеоконтроля. На сегодняшний день, на терминал ЦМиУБ поступают сигналы от 360 цифровых камер видеонаблюдения. <text:s/>Из общего количества цифровых камер 65% расположены внутри помещений и <text:s/>35% являются наружными. </text:span></text:p>
      <text:p text:style-name="P36"><text:span text:style-name="T46">Функционал программного комплекса «</text:span><text:span text:style-name="T59">AXXON</text:span><text:span text:style-name="T46"> </text:span><text:span text:style-name="T59">NEXT</text:span><text:span text:style-name="T46">» поддерживает следующие виды детекторов, способных вызвать тревожную ситуацию, требующую реагирования диспетчера:</text:span></text:p>
      <text:p text:style-name="P35">-детектор очереди;</text:p>
      <text:p text:style-name="P35">-подсчет посетителей;</text:p>
      <text:p text:style-name="P35">-детектор дыма;</text:p>
      <text:p text:style-name="P35">-детектор лиц;</text:p>
      <text:p text:style-name="P35">-детектор движения в ячейке;</text:p>
      <text:p text:style-name="P35">-встроенная видеоаналитика;</text:p>
      <text:p text:style-name="P35">-детектор взлома;</text:p>
      <text:p text:style-name="P35">-распознавание номеров автотранспорта;</text:p>
      <text:p text:style-name="P35">-деградация качества;</text:p>
      <text:p text:style-name="P35">-детектор огня;</text:p>
      <text:p text:style-name="P35"><text:soft-page-break/>-детектор изменения положения;</text:p>
      <text:p text:style-name="P35">-детектор артефактов сжатия;</text:p>
      <text:p text:style-name="P35">-детектор зашумления изоражения;</text:p>
      <text:p text:style-name="P35">-детектор размытого изоражения.</text:p>
      <text:p text:style-name="P35">Все корпуса КБГУ оснащены системой открытого видеонаблюдения с непрерывным формированием архива видеозаписей. Данная развитая система видеонаблюдения обеспечивает как безопасность персонала и обучающихся лиц, так и способна пресекать факты нанесения <text:s/>имущественного ущерба университету, выявлять случаи пожаров и подтоплений зданий и территорий. <text:s/>Программный комплекс «Аксон Некст» непрерывно анализирует ситуацию и выдает тревоги по фактам пересечения линий контроля, срабатывания детекторов оставленных предметов, движения в области контроля, появления дыма и огня. С использованием архива видеозаписей имеется возможность достоверно определить: кто и когда выходил или заходил в то или иное здание, кто что-то выносил или заносил, кто выбросил окурок в коридор, какой преподаватель отпустил студентов с занятий, кто опоздал на работу или рано ушел на обед и так далее. <text:s/>Видеокамеры, расположенные на въездах на территорию университета способны организовать поиск и распознавание автомобильных номеров въезжающего автотранспорта.</text:p>
      <text:p text:style-name="P36"><text:span text:style-name="T46">Вся эта информация непрерывно записывается на жесткие диски серверов видеонаблюдения и хранится в архиве. Общий объем дискового пространства под архив видеонаблюдения составляет 232 Терабайта данных, глубина архива превышает 2 месяца, что вдвое перекрывает глубину архива, предписываемую <text:s/>Требованиями </text:span><text:span text:style-name="T56">к антитеррористической защищенности объектов Министерства образования и науки, утвержденных постановлением </text:span><text:span text:style-name="T46">Правительства №1235. </text:span></text:p>
      <text:p text:style-name="P36"><text:span text:style-name="T46">Нельзя не отметить, что существующие возможности любой традиционной системы видеонаблюдения имеют некий предел </text:span><text:span text:style-name="T60">идентификации происходящего. <text:s/>Кроме того, большое количество тревог создает серьезную нагрузку на диспетчера центра. </text:span><text:span text:style-name="T61">Для справки: общее количество тревог за сутки в выходной или праздничный день может достигать 14 тысяч. </text:span><text:span text:style-name="T60">Понимая это, </text:span><text:soft-page-break/><text:span text:style-name="T60">Центр занимается практическим внедрением в эксплуатацию т.н. обучаемых нейросетей, способных </text:span><text:span text:style-name="T61">следить за передвижениями людей и разграничивать их от иных движущихся объектов (атмосферных осадков, автомобилей, бродячих животных, света фар и т.д.). Т.е. система сама, без участия диспетчера, определяет: где идет наш студент, а где, например, пробежала собака. На сегодняшний день организована работа 6 таких обучаемых камер <text:s/>и количество ложных тревог по данным камерам резко снизилось.</text:span></text:p>
      <text:p text:style-name="P36"><text:span text:style-name="T57">В соответствии с должностными обязанностями, руководитель ЦМиУБ контролирует и руководит работниками Центра, о</text:span><text:span text:style-name="T46">беспечивает выполнение ЦМиУБ поставленных задач. Контроль осуществляется путем ежедневного анализа данных системного журнала программного комплекса «AXXON NEXT», выбранного за смену дежурства того или иного дежурного.</text:span></text:p>
      <text:p text:style-name="P36"><text:span text:style-name="T46">Вместе с тем, в связи <text:s/>с большим количеством цифровых видеокамер, подключенным к серверам <text:s/>видеонаблюдения, большим количеством тревожных событий, происходящих за смену дежурства, большим количеством детекторов, функционал которых поддерживается программным комплексом, анализ системного журнала за смену представляет собой достаточно трудоемкую процедуру. <text:s/></text:span></text:p>
      <text:p text:style-name="P36"><text:span text:style-name="T57">Так, только за рабочую смену дежурного диспетчера ЦМиУБ от 6-7 февраля 2020 года (период дежурства 24 часа) в сформированном системном журнале <text:s/>содержится 26287 печатных листов формата А4 (шрифт </text:span><text:span text:style-name="T58">Courier</text:span><text:span text:style-name="T57"> </text:span><text:span text:style-name="T58">New</text:span><text:span text:style-name="T57">, размер 10,5). </text:span></text:p>
      <text:p text:style-name="P32"><text:span text:style-name="T73">Руководитель центра, исходя из должностных обязанностей вынужден <text:s/>вручную средствами поиска выискивать и сгруппировывать информацию, необходимую для анализа работы диспетчера, тратя на это не менее 3 часов рабочего времени. </text:span></text:p>
      <text:p text:style-name="P26"><text:span text:style-name="T46"/></text:p>
      <text:p text:style-name="P1">1.2. Постановка задачи</text:p>
      <text:p text:style-name="P78">В данной работе у нас имеется самостоятельная (отдельная) распределенная система базы данных данных (логов). Данная распределенная система занимается обнаружением и оповещение и немедленным реагированием на ситуации чрезвычайного характера. Программа монитори<text:span text:style-name="T76">т</text:span> видеокамеры и <text:soft-page-break/>датчики и в случае наступления (обнаружения) определенных событий сигнализирует об этом главный сервер посылаем их соответсвующие данные (логи) в которых сообщается(докладывается) детально о происходивших событиях в данном участке за кот<text:span text:style-name="T74">о</text:span>рый отвечает соответствующая камера или датчик. <text:span text:style-name="T74">Так как охватывается большая територия с <text:s/>многочисленным количеством камер и датчиков, то за каждый сеанс работы в базе данных центрального сервера накапливается большое количество данных (логов), разобраться в которых из-за громадных размеров файлов трудно и занимает слишком много времени.</text:span> <text:span text:style-name="T75">В связи с этим была разработана специальная программа для анализа логов и предоставления статистики. </text:span></text:p>
      <text:p text:style-name="P79">Благодоръя создаваемым отчетов программой появляется проанализировать какие типы событий, с какой частотностью и в каком количестве происходили за рабочий цикл. С помощью этого можно проанализировать эффективность работы системы обнаружения чрезвычайных событий, а так же приблизительно </text:p>
      <text:p text:style-name="P75"><text:span text:style-name="T14">систематизировать <text:s/>и составлять всевозможные статистики по типам присутствующих событий в лог файлах, составить список самых частых событий. Все эти данные помогу сделать заключения по поводу эффективности работы системы безопасности а также вести статистику самых частых и опасных событий чрезвычайного(или нет) характера.</text:span></text:p>
      <text:p text:style-name="P1"/>
      <text:p text:style-name="P1"/>
      <text:p text:style-name="P1"/>
      <text:p text:style-name="P1"/>
      <text:p text:style-name="P1">1.2.2. Обоснование необходимости и цели использования вычислительной техники для</text:p>
      <text:p text:style-name="P1">решения задачи</text:p>
      <text:p text:style-name="P1"/>
      <text:p text:style-name="P6">Технологический процесс данной задачи состоит из трех этапов. Целью первого этапа является сбор, регистрация, передача данных для дальнейшей обработки. Результатом является составление документа (заявки). Цель второго этапа – перенос данных на машинные носители и первоначальное формирование информационной базы. Третий этап включает операции накопления, сортировки, корректировки, обработки данных и выдачи результатов (ответа).</text:p>
      <text:p text:style-name="P7">При этом требуется учитывать следующие требования:</text:p>
      <text:list xml:id="list610786056" text:style-name="L1">
        <text:list-item>
          <text:p text:style-name="P38">обеспечение достоверности обрабатываемой информации;</text:p>
        </text:list-item>
        <text:list-item>
          <text:p text:style-name="P38">решение задач в установленные сроки;</text:p>
        </text:list-item>
        <text:list-item>
          <text:p text:style-name="P38">обеспечение минимальных трудовых и стоимостных затрат на обработку данных;</text:p>
        </text:list-item>
        <text:list-item>
          <text:p text:style-name="P38">наличие возможности обработки данных на ЭВМ; </text:p>
        </text:list-item>
        <text:list-item>
          <text:p text:style-name="P38">возможность решения задачи в различных режимах.</text:p>
        </text:list-item>
      </text:list>
      <text:p text:style-name="P7">Эти требования могут быть выполнены за счет нескольких факторов:</text:p>
      <text:list xml:id="list3849412822" text:style-name="L2">
        <text:list-item>
          <text:p text:style-name="P39">сокращение числа операций, особенно ручных;</text:p>
        </text:list-item>
        <text:list-item>
          <text:p text:style-name="P39">разработка системы жесткого контроля вводимой информации;</text:p>
        </text:list-item>
        <text:list-item>
          <text:p text:style-name="P39">снижение объема обрабатываемых данных (ведение НСИ);</text:p>
        </text:list-item>
      </text:list>
      <text:p text:style-name="P7"><text:soft-page-break/>На выбор способа сбора, регистрации и передачи данных влияют следующие факторы:</text:p>
      <text:list xml:id="list1194118843" text:style-name="L3">
        <text:list-item>
          <text:p text:style-name="P40">удаленность источников информации от центра обработки данных;</text:p>
        </text:list-item>
        <text:list-item>
          <text:p text:style-name="P40">возможность связи с источниками информации по выделенным каналам связи.</text:p>
        </text:list-item>
      </text:list>
      <text:p text:style-name="P7"><text:span text:style-name="T6">Н</text:span>еобходима возможность просмотра полученных результатов перед оформлением и передачей выходной информации. </text:p>
      <text:p text:style-name="P7">Использование вычислительной техники при решении комплекса задач, описываемого в данной работе, обуславливается рядом факторов. Объем и качество выходной информации не позволит решать задачи без использовании вычислительной техники быстро и, что важно, корректно. Необходимость постоянной связи с различными базами данных, возможность использования локальной вычислительной сети, средств телекоммуникации – другие факторы, определяющие методы решения поставленных задач с использование вычислительной техники.</text:p>
      <text:p text:style-name="P8">Для создания <text:span text:style-name="T42">ПО</text:span> необходимо:</text:p>
      <text:list xml:id="list3784010841" text:style-name="L4">
        <text:list-item>
          <text:p text:style-name="P41">разработать <text:span text:style-name="T42">базу данных для хранения входящих логов</text:span></text:p>
        </text:list-item>
        <text:list-item>
          <text:p text:style-name="P42">систему для работу с отчетами и обмена этими отчетами между хостами посредством электронной рассылки сообщений. </text:p>
        </text:list-item>
        <text:list-item>
          <text:p text:style-name="P42">Разработать GUI интерфейс для удобного взаимодействия с пользователем системы.</text:p>
        </text:list-item>
        <text:list-item>
          <text:p text:style-name="P42">Разработать подсистему для парсинга и чтения конфигурации системы из хранилища.</text:p>
        </text:list-item>
      </text:list>
      <text:p text:style-name="P8">К входной информации относится <text:span text:style-name="T43">отчеты</text:span>.</text:p>
      <text:p text:style-name="P13">В каждом отчете, отправляемом на сервер, содержится перечень обработанных логов (данных) при помощи запуска контроллера базы данных исполняющие соответственные sql скрипты (запросы к базе данных). Каждый отчет содержит перечень информации об исполняемых скриптам такие как: какие именно скрипты запускались, кем в какое время и т.д.</text:p>
      <text:p text:style-name="P13">К перечню входных данных относятся файлы с логами (данными). Данные файла отсылаются по email рассылке на сервер, где лежит ПО работающая с логами. Данная программа автоматически запускается операционной системой в определенное время и ищет необходимые файлы с логами (данными) в определенной директории.</text:p>
      <text:p text:style-name="P13">В данной системе так же имеется подпрограмма главной задачей которой является скачивание с удаленного репозитория файла с логами (данными), это также происходит автоматически при запуске главной системы</text:p>
      <text:h text:style-name="P23" text:outline-level="2"/>
      <text:p text:style-name="P4">1.2.3. Цель и назначение автоматизированного варианта решения задачи</text:p>
      <text:p text:style-name="P3"/>
      <text:p text:style-name="P9">Цель автоматизации - повысить качество, снизить материальные затраты, сократить сроки проектирования и уменьшить количество работников, занятых проектированием. Под автоматизацией проектирования обычно понимают систематическое применение ЭВМ в <text:soft-page-break/>процессе проектирования при научно обоснованном распределении функций между проектировщиком и ЭВМ и при обоснованном выборе методов машинного решения задач. </text:p>
      <text:p text:style-name="P9">Научно обоснованное распределение функций между человеком и ЭВМ подразумевает, что человек должен решать задачи, носящие творческий характер, а ЭВМ - задачи, удовлетворяющие требованиям возможности алгоритмизации и большей эффективности исполнения алгоритма на ЭВМ по сравнению с другим решением. </text:p>
      <text:p text:style-name="P9">ЭВМ можно использовать не только как средство проектирования, но и как партнера по выполнению проектной работы. А это меняет многие традиционные представления об организации проектирования. В настоящее время уже ни у кого не вызывает сомнения, что за автоматизацией проектирования большое будущее. Но путь в это будущее лежит через решение многих научных и технических проблем. И не случайно, что автоматизация проектирования стала рассматриваться как новое научное направление. Оно находится на стыке различных научных дисциплин, и в этом его особенность. </text:p>
      <text:p text:style-name="P9">Решительное ускорение научно-технического прогресса в проектировании достигается применением систем автоматизированного проектирования (САПР), основными частями которых являются технические средства, общее и специальное программное и математическое обеспечение. К отдельным частям САПР относят информационное обеспечение - банк данных, включающий различного рода справочные каталоги, значения параметров, сведения о типовых решениях и т. п. </text:p>
      <text:p text:style-name="P9">В САПР решение задач обеспечивается совокупностью программ общего и специального программного обеспечения, которые разрабатываются специалистами по САПР. Разработанные программы применяют многократно в различных ситуациях, возникающих при проектировании многих объектов. Несмотря на это, знание методов и алгоритмов, реализованных в программах САПР, желательно для пользователя САПР. Эти знания помогут избежать многих ошибок в формулировке задач, назначении исходных данных, интерпретации результатов. </text:p>
      <text:p text:style-name="P9">САПР конкретных отраслей имеет свою специфику, однако ряд основополагающих положений САПР имеет достаточно общий характер, например принципы построения общего и специального программного обеспечения, формирование взаимосвязанных типовых задач и программ, организация взаимодействия пользователя и ЭВМ, подходы к получению математических моделей проектируемых объектов и т. д. В развитии автоматизированного проектирования можно выделить несколько стадий. </text:p>
      <text:p text:style-name="P9">Первая стадия характеризуется использованием ЭВМ в архитектурно-строительном проектировании, когда с помощью частных программ рассчитывали отдельные элементы и части зданий. В то время, в начале 50-х годов, использование ЭВМ для решения проектных задач осуществлялось по известной схеме, применяемой и сейчас во многих случаях решения отдельных, не связанных между собой задач исследовательского характера. Эта схема включает математическую формулировку задачи, выбор численных методов решения, разработку алгоритма, запись программы на алгоритмическом языке, кодирование исходных данных, перфорацию, отладку программы, решение задачи, обработку результатов - построение графиков, таблиц, чертежей и т. п. </text:p>
      <text:p text:style-name="P9">Большой объем неавтоматических работ, по своему характеру непривычных для проектирования, требовал специальной подготовки, большого терпения и особой <text:soft-page-break/>аккуратности, и поэтому применение ЭВМ не могло носить массового характера. Попытки применения ЭВМ для проектирования, как правило, предпринимались в отношении задач, уже имевших четко выраженный расчетный характер. При этом в программах реализовывались отработанные в инженерной практике расчетные методики - методики, ориентированные на ручной режим. Подобное использование ЭВМ не вносило ничего принципиально нового в процесс проектирования и не могло дать качественных сдвигов в совершенствовании этого процесса. Такое использование ЭВМ можно рассматривать лишь как низшую ступень развития автоматизированного проектирования. </text:p>
      <text:p text:style-name="P4">1.2.4. Общая характеристика организации решения задачи на ЭВМ</text:p>
      <text:p text:style-name="P9">Технология автоматизированной обработки информации строится на следующих принципах:</text:p>
      <text:p text:style-name="P9">· интеграции обработки данных и возможности работы сотрудников в условиях эксплуатации автоматизированных систем централизованного хранения и коллективного использования данных</text:p>
      <text:p text:style-name="P9">· распределенной обработки данных на базе развитых систем передачи;</text:p>
      <text:p text:style-name="P9">· рационального сочетания централизованного и децентрализованного управления и организации вычислительных систем;</text:p>
      <text:p text:style-name="P9">· моделирования и формализованного описания данных, процедур их преобразования, функций и рабочих мест исполнителей;</text:p>
      <text:p text:style-name="P9">· учета конкретных особенностей объекта, в котором реализуется машинная обработка информации.</text:p>
      <text:p text:style-name="P9">Организация технологии обработки информации на отдельных ее этапах имеет свои особенности, что дает основание для выделения внемашинной и внутримашинной технологии. Внемашинная технология (ее нередко именуют предбазовой) объединяет операции сбора и регистрации данных, запись данных на машинные носители с контролем. Внутримашинная технология связана с организацией вычислительного процесса в ЭВМ, организацией данных в памяти и их структуризацией, что дает основание называть ее еще и внутрибазовой.</text:p>
      <text:p text:style-name="P9">Внутримашинная технология решения задач на ЭВМ, как правило, реализует следующие типовые процессы преобразования информации:</text:p>
      <text:p text:style-name="P9">· формирование новых баз данных;</text:p>
      <text:p text:style-name="P9">· упорядочение данных; выборка некоторых частей записи, слияние и разделение данных;</text:p>
      <text:p text:style-name="P9">· внесение изменений в данные; выполнение арифметических действий над реквизитами в пределах записей, над записями.</text:p>
      <text:p text:style-name="P9">Решение каждой отдельной задачи или комплекса задач требует выполнения следующих операций: загрузка программы машинного решения задачи; ввод исходных данных;</text:p>
      <text:p text:style-name="P9">· логический и арифметический контроль введенной информации; исправление ошибочных данных;</text:p>
      <text:p text:style-name="P9">· компоновка входных массивов и сортировка введенной информации; вычисления по заданному алгоритму; получение выходной информации;</text:p>
      <text:p text:style-name="P9"><text:soft-page-break/>· редактирование выходных форм; вывод информации на экран и машинные носители;</text:p>
      <text:p text:style-name="P9">· печать таблиц с выходными данными.</text:p>
      <text:p text:style-name="P9">Выбор того или иного варианта технологии определяется прежде всего объемно-временными особенностями решаемых задач, периодичностью, срочностью, требованиями к быстроте связи пользователя с ЭВМ и режимными возможностями технических средств – в первую очередь ЭВМ.</text:p>
      <text:p text:style-name="P9">Назначение информационной системы</text:p>
      <text:p text:style-name="P9">Информационная система (ИС) – связанный набор аппаратных и программных средств, а также управленческого сервиса, осуществляющих сбор, обработку, хранение, анализ и представление информации для обеспечения процессов принятия решений.</text:p>
      <text:p text:style-name="P9">Основная цель функционирования ИС: обеспечение компании сохранение достигнутого уровня конкурентоспособности или создание конкурентного преимущества.</text:p>
      <text:p text:style-name="P9">Основные задачи ИС:</text:p>
      <text:p text:style-name="P9">1. На стратегическом уровне: обеспечение высшего руководства информацией о долгосрочных тенденциях в развитии бизнеса, лучших технологиях, продуктах, методах управления и способах изменения бизнеса – получаемой извне организации. Кроме того, ИС представляют возможность на базе аналитических моделей оценивать различные варианты развития бизнеса.</text:p>
      <text:p text:style-name="P9">2. На управленческом уровне: максимально быстрое обеспечение качественной информацией среднего и высшего звеньев руководства, подготовка оперативных отчетов и докладов в соответствии с регламентом и по конкретному поводу – получаемой изнутри организации, разработка новых продуктов, подготовка, регистрация и контроль за исполнением документов внутри организации. </text:p>
      <text:p text:style-name="P9">3. На операциональном уровне: качественное и быстрое выполнение рутинных, часто повторяющихся операций.</text:p>
      <text:p text:style-name="P9">Архитектура ИС, рассматриваемых экономической информатикой, предусматривает наличие трех компонент: информационные технологии (ИТ), функциональные подсистемы (ФП), управление информационными системами.</text:p>
      <text:p text:style-name="P9">Информационные технологии (ИТ) – аппаратно-программная компонента информационных систем, телекоммуникации и данные, совместно обеспечивающие функционирование информационных систем и являющиеся их главной материальной основой.</text:p>
      <text:p text:style-name="P9">Функциональные подсистемы (ФП) – специализированные программы, обеспечивающие обработку и анализ информации для целей подготовки документов или принятия решений в конкретной функциональной области на базе информационных технологий.</text:p>
      <text:p text:style-name="P9">В современных информационных системах принято выделять: производство, финансы и кредит, бухгалтерию, маркетинг и сбыт, а также кадры (human resources) - в качестве наиболее общих функциональных областей организаций и компаний. Основной предмет функциональных подсистем – информация в семантическом аспекте, в том числе и ее содержательный анализ. Поэтому ФП составляют своего рода интеллектуальную основу <text:soft-page-break/>информационных систем. ФП, как правило, имеют интерактивный характер и эффективность их работы во многом определяется деятельностью связанных с ними специалистов.</text:p>
      <text:p text:style-name="P9">ИТ иногда еще называют «компьютерной инфраструктурой» организации. Составляющие ИТ имеют «твердую основу» (hardware) в виде компьютеров, сетей, телекоммуникационного оборудования и каналов связи, а также «мягкую основу» (software) в виде программного обеспечения, управляющего работой аппаратуры. Для нас важнейшей составляющей ИТ, своеобразным ядром являются данные, организованные с помощью специальных программ в базы данных. Базы данных формально относятся к технологической составляющей, но по существу представляют собой важнейшее связующее звено, мост – соединяющий техническую мощь информационных систем с реальными задачами конкретных ФП. Базы данных – своего рода аппарат, преобразующий закладываемые в него данные в информацию, извлекаемую затем по запросам из ФП для подготовки и принятия решений. </text:p>
      <text:p text:style-name="P9"/>
      <text:p text:style-name="P73">1.2.5. Формализация расчетов</text:p>
      <text:p text:style-name="P9"/>
      <text:p text:style-name="P4">1.3. Анализ существующих разработок и обоснование выбора технологии проектирования <text:span text:style-name="T5">+</text:span></text:p>
      <text:p text:style-name="P4"/>
      <text:p text:style-name="P4"/>
      <text:h text:style-name="P24" text:outline-level="2"><text:span text:style-name="T7">1.4. Обоснование проектных решений по видам обеспечения </text:span><text:span text:style-name="T8">+-</text:span><text:line-break/></text:h>
      <text:p text:style-name="P5">1.4.1. Техническое обеспечению (ТО<text:span text:style-name="T4">) </text:span></text:p>
      <text:p text:style-name="P80">В написании данной системы было использовано не мало программного обеспечения <text:span text:style-name="T77">с помощью которого был создан программный продукт о котором идет речь в данной работе </text:span>о которых будет сказано ниже.</text:p>
      <text:p text:style-name="P80"/>
      <text:p text:style-name="P81"><text:tab/><text:span text:style-name="T3">1.4.1. </text:span><text:span text:style-name="T2">Базы данных и SQL</text:span></text:p>
      <text:p text:style-name="P63"><text:span text:style-name="T33">SQL</text:span><text:span text:style-name="T13"> (</text:span><text:span text:style-name="T37">structured query language </text:span><text:span text:style-name="T13">— «язык структурированных запросов»)— </text:span><text:span text:style-name="T39"><text:s/></text:span><text:span text:style-name="T38">декларативный язык программирования, применяемых для создания и использования баз данных разной сложности. Использует реляционную алгебру для формирования эффективных ответов на запросы к базам данных. </text:span></text:p>
      <text:p text:style-name="P63"><text:span text:style-name="T12">В начале </text:span><text:span text:style-name="T17">1970 годов</text:span><text:span text:style-name="T12"> в лабораторий компании </text:span><text:span text:style-name="T72">IBM</text:span><text:span text:style-name="T71"> </text:span><text:span text:style-name="T12">была </text:span><text:span text:style-name="T17">создана</text:span><text:span text:style-name="T12"> экспериментальная реляционная </text:span><text:span text:style-name="T17">база данных SUSTEM R</text:span><text:span text:style-name="T12">, </text:span><text:span text:style-name="T17">которая затем была переделана в </text:span><text:span text:style-name="T12">специальный язык </text:span><text:span text:style-name="T18">S</text:span><text:span text:style-name="T17">EQUEL</text:span><text:span text:style-name="T12">, позволявший относительно просто </text:span><text:span text:style-name="T17">монипулировать</text:span><text:span text:style-name="T12"> данными в этой </text:span><text:span text:style-name="T17">базы данных</text:span><text:span text:style-name="T12">. Аббревиатура SEQUEL расшифровывалась как </text:span><text:span text:style-name="T35">Structured English Q</text:span><text:span text:style-name="T36">ue</text:span><text:span text:style-name="T35">ry Language</text:span><text:span text:style-name="T12">— «структурированный английский язык запросов». </text:span><text:span text:style-name="T17">Затем</text:span><text:span text:style-name="T12"> по юридическим соображениям язык</text:span><text:span text:style-name="T17">у</text:span><text:span text:style-name="T12"> </text:span><text:span text:style-name="T17">запросов </text:span><text:span text:style-name="T11">SEQUEL</text:span><text:span text:style-name="T12"> б</text:span><text:span text:style-name="T17">ыло дано новое имя</text:span><text:span text:style-name="T12"> </text:span><text:span text:style-name="T11">SQL</text:span><text:span text:style-name="T12">. </text:span><text:span text:style-name="T17">В 1986 году был издан </text:span><text:span text:style-name="T12">первый стандарт языка SQL был принят </text:span><text:span text:style-name="T17">ANSI</text:span><text:span text:style-name="T12"> (</text:span><text:span text:style-name="T35">American National Standards Institute</text:span><text:span text:style-name="T12">). </text:span></text:p>
      <text:p text:style-name="P63"><text:soft-page-break/><text:span text:style-name="T18">Разработка данного программного продукта преследовало цель создания изящного, простого а так же эффективного языка запросов к базам данных</text:span><text:span text:style-name="T12">. Собственно </text:span><text:span text:style-name="T18">самой </text:span><text:span text:style-name="T12">разработкой </text:span><text:span text:style-name="T18">данного </text:span><text:span text:style-name="T12">языка запросов занимались Дональд Чэмбэрлин и </text:span><text:span text:style-name="T18">Рейл Бойс</text:span><text:span text:style-name="T12">, </text:span><text:span text:style-name="T18">Реймон Лори</text:span><text:span text:style-name="T12"> </text:span><text:span text:style-name="T18">разрабатывал</text:span><text:span text:style-name="T12"> компилятор запросов.</text:span></text:p>
      <text:h text:style-name="P90" text:outline-level="3"><text:bookmark text:name=".D0.A1.D1.82.D0.B0.D0.BD.D0.B4.D0.B0.D1.80.D1.82.D0.B8.D0.B7.D0.B0.D1.86.D0.B8.D1.8F"/><text:bookmark text:name="Стандартизация"/>Стандартизация</text:h>
      <text:p text:style-name="P59"><text:span text:style-name="T83">Так как в 80-х годах существовало множество</text:span> вариантов СУБД от разных производителей, причём каждый из них <text:span text:style-name="T83">имел</text:span> <text:span text:style-name="T83">собственную</text:span> реализац<text:span text:style-name="T83">ую</text:span> языка запросов, было принято решение <text:span text:style-name="T83">придумать</text:span> стандарт <text:span text:style-name="T83">для данного </text:span>языка, который будет гарантировать переносимость ПО с одной <text:span text:style-name="T83">платформы</text:span> на другую. </text:p>
      <text:p text:style-name="P63"><text:span text:style-name="T18">Так в</text:span><text:span text:style-name="T12"> 1983 году </text:span><text:span text:style-name="T18">(ISO) Международаня организация по стандартизации</text:span><text:span text:style-name="T12"> и (ANSI) </text:span><text:span text:style-name="T18">Американский институт стандартов </text:span><text:span text:style-name="T12"><text:s/></text:span><text:span text:style-name="T18">начал</text:span><text:span text:style-name="T12"> </text:span><text:span text:style-name="T18">разработку</text:span><text:span text:style-name="T12"> стандарта языка SQL. </text:span><text:span text:style-name="T18">Спустя некоторого времени</text:span><text:span text:style-name="T12">, в 1986 году ANSI представил свою первую </text:span><text:span text:style-name="T18">рабочую</text:span><text:span text:style-name="T12"> версию стандарта, </text:span><text:span text:style-name="T18">опубликованной</text:span><text:span text:style-name="T12"> в документе ANSI X3.135-1986 под названием «Database Language SQL». Неофициально </text:span><text:span text:style-name="T18">данный</text:span><text:span text:style-name="T12"> стандарт SQL-86 получил название SQL1. </text:span></text:p>
      <text:p text:style-name="P63"><text:span text:style-name="T18">Спустя некоторое время</text:span><text:span text:style-name="T12"> к стандарту накопил</text:span><text:span text:style-name="T18">ся набор</text:span><text:span text:style-name="T12"> замечаний и пожеланий, особенно с точки зрения обеспечения целостности данных, в </text:span><text:span text:style-name="T18">следсвтии</text:span><text:span text:style-name="T12"> чего в 1989 году </text:span><text:span text:style-name="T18">старый </text:span><text:span text:style-name="T12">стандарт был расширен, </text:span><text:span text:style-name="T18">который </text:span><text:span text:style-name="T12">получив название SQL89. </text:span><text:bookmark text:name="Вопросы_совместимости"/></text:p>
      <text:p text:style-name="P63"><text:span text:style-name="T18">Как и многие другие языки программирования, многие производители языка SQL добавляли в него новые языковые конструкции и возможности</text:span><text:span text:style-name="T12"> </text:span><text:span text:style-name="T18">В результате чего у разных производителей языка</text:span><text:span text:style-name="T12"> разные диалекты </text:span><text:span text:style-name="T18">(языковое подмножество)</text:span><text:span text:style-name="T12"> SQL, в </text:span><text:span text:style-name="T19">большинстве случаев они были </text:span><text:span text:style-name="T12">несовместимые. </text:span></text:p>
      <text:p text:style-name="P62"><text:span text:style-name="T20">Я</text:span><text:span text:style-name="T15">зык запросов </text:span><text:span text:style-name="T20">SQL </text:span><text:span text:style-name="T15">предназначен прежде всего для написания удобных и легко масштабируемых и интерпретируемых запросов к базам данных для извлечения, изменения, поиска или удаления данных из реляционной базы данных</text:span><text:span text:style-name="T12">. </text:span><text:span text:style-name="T15">SQL считается полноценным языком программирования используемом для работы с базами данных (написание высокоуровневых скриптов, то есть запросов)</text:span><text:span text:style-name="T12">. </text:span></text:p>
      <text:p text:style-name="P16"><text:span text:style-name="T16">Основное назначение языка программирования SQL является работа с базами данных (реляционными) и позволяет выполнить следующий набор операций (запросов)</text:span><text:span text:style-name="T12">: </text:span></text:p>
      <text:list xml:id="list2022966054" text:style-name="L5">
        <text:list-item>
          <text:p text:style-name="P66">создание в базе данных новой таблицы; </text:p>
        </text:list-item>
        <text:list-item>
          <text:p text:style-name="P66">добавление в таблицу новых записей; </text:p>
        </text:list-item>
        <text:list-item>
          <text:p text:style-name="P66">изменение записей; </text:p>
        </text:list-item>
        <text:list-item>
          <text:p text:style-name="P66">удаление записей; </text:p>
        </text:list-item>
        <text:list-item>
          <text:p text:style-name="P66"><text:soft-page-break/>выборка записей из одной или нескольких таблиц (в соответствии с заданным условием); </text:p>
        </text:list-item>
        <text:list-item>
          <text:p text:style-name="P48">изменение структур таблиц.</text:p>
        </text:list-item>
      </text:list>
      <text:p text:style-name="P49"><text:span text:style-name="T82">По сравнению с ранними версиями языка текущая версия SQL вобрала в себя новые языковые конструкции</text:span>— обогатился новыми конструкциями, <text:span text:style-name="T82">создал</text:span> возможность <text:span text:style-name="T82">формализации</text:span> и управления новыми <text:span text:style-name="T82">встроенными</text:span> объектами (<text:span text:style-name="T82">для </text:span>например, индексы, представления, триггеры и хранимые процедуры)— и стал <text:span text:style-name="T82">больше походить</text:span> <text:span text:style-name="T82">на</text:span> <text:span text:style-name="T82">современные</text:span> <text:span text:style-name="T82">языки</text:span> программирования. </text:p>
      <text:p text:style-name="P16"><text:span text:style-name="T12">При всех своих </text:span><text:span text:style-name="T17">возможностях</text:span><text:span text:style-name="T12"> SQL </text:span><text:span text:style-name="T17">был и остается</text:span><text:span text:style-name="T12"> самым распространённым </text:span><text:span text:style-name="T17">программным</text:span><text:span text:style-name="T12"> </text:span><text:span text:style-name="T17">обеспечением (</text:span><text:span text:style-name="T12">средством</text:span><text:span text:style-name="T17">)</text:span><text:span text:style-name="T12"> для взаимодействия прикладного программного обеспечения с базами данных. </text:span></text:p>
      <text:p text:style-name="P49"><text:span text:style-name="T12"/></text:p>
      <text:h text:style-name="P89" text:outline-level="3"><text:bookmark text:name="NoSQL"/>NoSQL</text:h>
      <text:p text:style-name="P16"><text:span text:style-name="T20">Направление</text:span><text:span text:style-name="T12"> </text:span><text:span text:style-name="T20">NOSQL</text:span><text:span text:style-name="T12"> 2000-х годов, </text:span><text:span text:style-name="T20">имеющее</text:span><text:span text:style-name="T12"> в своём названии «</text:span><text:span text:style-name="T20">NO» и</text:span><text:span text:style-name="T12"> «SQL», было </text:span><text:span text:style-name="T20">всязано не сколько с отказом от языка запросов SQL </text:span><text:span text:style-name="T21">и ее принципов, сколько это был протест против реляционной модели представления базы данных</text:span><text:span text:style-name="T12"> и принципов строгой согласованности ради </text:span><text:span text:style-name="T21">в пользу горизонтальной масштабируемости</text:span><text:span text:style-name="T12">. При </text:span><text:span text:style-name="T21">всем </text:span><text:span text:style-name="T12">этом в </text:span><text:span text:style-name="T21">самых </text:span><text:span text:style-name="T12">ранних </text:span><text:span text:style-name="T21">версиях </text:span><text:span text:style-name="T12">NoSQL-систем поддержка SQL </text:span><text:span text:style-name="T21">была не доступна</text:span><text:span text:style-name="T12">, </text:span><text:span text:style-name="T21">спустя непродолжительное время</text:span><text:span text:style-name="T12"> некоторые из таких </text:span><text:span text:style-name="T21">языков</text:span><text:span text:style-name="T12"> обзавелись специфическими SQL-подобными языками запросов (</text:span><text:span text:style-name="T21">COL</text:span><text:span text:style-name="T12">, <text:s/></text:span><text:span text:style-name="T44">AQL</text:span><text:span text:style-name="T12"> и други</text:span><text:span text:style-name="T21">е</text:span><text:span text:style-name="T12">). </text:span></text:p>
      <text:p text:style-name="P16"><text:span text:style-name="T12">Несмотря на </text:span><text:span text:style-name="T21">существование</text:span><text:span text:style-name="T12"> </text:span><text:span text:style-name="T21">различных диалектов и синтаксиса</text:span><text:span text:style-name="T12">, в большинстве своём </text:span><text:span text:style-name="T21">коды программ</text:span><text:span text:style-name="T12"> SQL-запросов, </text:span><text:span text:style-name="T21">хранят</text:span><text:span text:style-name="T12"> DDL и DML, </text:span><text:span text:style-name="T21">и </text:span><text:span text:style-name="T12">могут быть </text:span><text:span text:style-name="T21">просто</text:span><text:span text:style-name="T12"> перенесены из одной СУБД в другую. </text:span></text:p>
      <text:p text:style-name="P49"><text:span text:style-name="T84">При</text:span> помощью SQL <text:span text:style-name="T84">разработчик ПО </text:span>описывает только то, какие данные <text:span text:style-name="T84">необходимо</text:span> извлечь или <text:span text:style-name="T84">подвергнуть изменению</text:span>. <text:span text:style-name="T84">Но</text:span>, каким <text:span text:style-name="T84">именно способом</text:span> это <text:span text:style-name="T84">надо</text:span> сделать, решает <text:span text:style-name="T84">систмеа баз данных</text:span> непосредственно при <text:span text:style-name="T84">исполнений</text:span> SQL-запроса. Однако не стоит думать, что это <text:span text:style-name="T85">решение для всех проблем </text:span>— программист описывает данны<text:span text:style-name="T85">е</text:span> для выборки или <text:span text:style-name="T85">изменения</text:span>, <text:span text:style-name="T85">но </text:span>ему при этом <text:span text:style-name="T85">иногда </text:span>полезно <text:span text:style-name="T85">знать</text:span>, как СУБД будет разбирать текст его запроса. Чем сложнее сконструирован запрос, тем больше он допускает вариантов написания, различных по скорости выполнения, но одинаковых по итоговому набору данных. <text:bookmark text:name=".D0.9D.D0.B5.D0.B4.D0.BE.D1.81.D1.82.D0.B0.D1.82.D0.BA.D0.B8"/><text:bookmark text:name="Недостатки"/></text:p>
      <text:p text:style-name="P93">Несоответствие реляционной модели данных</text:p>
      <text:p text:style-name="P16"><text:soft-page-break/><text:span text:style-name="T12">Создател</text:span><text:span text:style-name="T22">ь</text:span><text:span text:style-name="T12"> реляционной модели </text:span><text:span text:style-name="T23">Э</text:span><text:span text:style-name="T22">дгард Код</text:span><text:span text:style-name="T12"> и их </text:span><text:span text:style-name="T22">приверженцы</text:span><text:span text:style-name="T12"> </text:span><text:span text:style-name="T22">считают</text:span><text:span text:style-name="T12"> то, что SQL не является истинно реляционным языком. </text:span></text:p>
      <text:p text:style-name="P31"><text:span text:style-name="T78">Почтовый протокол </text:span>SMTP</text:p>
      <text:p text:style-name="P18"><text:span text:style-name="T32">S</text:span><text:span text:style-name="T33">MTP</text:span><text:span text:style-name="T13"> (</text:span><text:span text:style-name="T37">Simple Mail Transfer Protocol</text:span><text:span text:style-name="T13">)— это </text:span><text:span text:style-name="T24">основной</text:span><text:span text:style-name="T13"> </text:span><text:span text:style-name="T24">протокол электонной рассылки </text:span><text:span text:style-name="T13">в сетях TCP/IP. </text:span><text:span text:style-name="T12">SMTP впервые был описан в </text:span><text:span text:style-name="T24">RFC</text:span><text:span text:style-name="T12"> </text:span><text:span text:style-name="T25">821</text:span><text:span text:style-name="T12">(1982 год). </text:span><text:span text:style-name="T25">На сегодняшний день</text:span><text:span text:style-name="T12"> под «протоколом SMTP» как правило </text:span><text:span text:style-name="T25">имеют ввиду</text:span><text:span text:style-name="T12"> и его расширения. </text:span><text:span text:style-name="T25">Данный протокол</text:span><text:span text:style-name="T12"> предназначен для передачи исходящей почты с использованием </text:span><text:span text:style-name="T25">порта TCP 25</text:span><text:span text:style-name="T12">. </text:span></text:p>
      <text:p text:style-name="P17"><text:span text:style-name="T26">Пока электронные почтовые сервисы</text:span><text:span text:style-name="T12"> и другие </text:span><text:span text:style-name="T26">участники сети используют </text:span><text:span text:style-name="T12"><text:s/>пересылки сообщений </text:span><text:span text:style-name="T26">при помощи</text:span><text:span text:style-name="T12"> SMTP для отправки и получения почтовых сообщений, работающие на </text:span><text:span text:style-name="T26">транспортном</text:span><text:span text:style-name="T12"> уровне клиентские почтовые пр</text:span><text:span text:style-name="T26">ограммы</text:span><text:span text:style-name="T12"> используют SMTP только для отправки сообщений на почтовый сервер для ретрансляц</text:span><text:span text:style-name="T26">иях. Данный протокол появился в</text:span><text:span text:style-name="T12"> 1960-х годах </text:span><text:span text:style-name="T26">и </text:span><text:span text:style-name="T12">использовал</text:span><text:span text:style-name="T26">ся</text:span><text:span text:style-name="T12"> </text:span><text:span text:style-name="T26">в видах </text:span><text:span text:style-name="T12">электронной связи. Когда всё больше компьютеров становились связанными, особенно в сети Правительства США, </text:span><text:span text:style-name="T26">A</text:span><text:span text:style-name="T40">RPANET</text:span><text:span text:style-name="T12">, были </text:span><text:span text:style-name="T27">созданы</text:span><text:span text:style-name="T12"> стандарты </text:span><text:span text:style-name="T27">ком</text:span><text:span text:style-name="T28">м</text:span><text:span text:style-name="T27">уникации различных пользователей мейнфреймов между собой</text:span><text:span text:style-name="T12">. </text:span><text:span text:style-name="T28">Данные</text:span><text:span text:style-name="T12"> стандарты, </text:span><text:span text:style-name="T28">написанные</text:span><text:span text:style-name="T12"> в 1970-х годах, стали основой для SMTP. </text:span></text:p>
      <text:p text:style-name="P17"><text:span text:style-name="T12">Дальнейшие реализации включают в себя FTP Mail и Mail Protocol, разработанные в 1973г. Разработка продолжалась на протяжении 1970-х, </text:span><text:span text:style-name="T28">пока ARPANET букавально не стало ИНТЕРНЕТОМ в </text:span><text:span text:style-name="T12">1980г. </text:span><text:span text:style-name="T28">Примерно в этом</text:span><text:span text:style-name="T12"> же году </text:span><text:span text:style-name="T28">Джон Постел</text:span><text:span text:style-name="T12"> предложил Mail Transport Protocol (протокол передачи почты), благодаря которому </text:span><text:span text:style-name="T28">файловый протокол передачи</text:span><text:span text:style-name="T12"> </text:span><text:span text:style-name="T28">данных </text:span><text:span text:style-name="T12">перестал быть основой для передачи почты. SMTP опубликован в </text:span><text:span text:style-name="T28">RFC 821.</text:span></text:p>
      <text:p text:style-name="P17"><text:span text:style-name="T28">Протокол Sendmali</text:span><text:span text:style-name="T12"> был </text:span><text:span text:style-name="T28">первым</text:span><text:span text:style-name="T12"> агентом пересылки сообщений, в котором </text:span><text:span text:style-name="T28">использовался протокол</text:span><text:span text:style-name="T12"> SMTP.</text:span></text:p>
      <text:h text:style-name="P83" text:outline-level="2"><text:bookmark text:name="Модель_обработки_почты"/>Модель обработки почты</text:h>
      <text:p text:style-name="P21"><text:span text:style-name="T12"><text:s/>Электронная почта представлена почтовым клиентом для почтового сервера (MSA, mail submission agent— агент отправки электронной почты) с помощью SMTP по </text:span><text:span text:style-name="T28">порту 587</text:span><text:span text:style-name="T12">. Оттуда MSA доставляет почту своим агентам передачи сообщений. Часто эти два агента являются просто различными образцами одного и того же программного обеспечения, запущенного с разными параметрами на одном устройстве. Локальная обработка может быть проведена как на отдельной машине, так и разделена между различными устройствами; в первом случае вовлечённые процессы имеют общий доступ к файлам, во втором случае SMTP используется для пересылки сообщения внутренне, </text:span><text:soft-page-break/><text:span text:style-name="T12">причём каждый хост настроен на использование следующего устройства в качестве </text:span><text:span text:style-name="T28">промежуточной станции</text:span><text:span text:style-name="T12">. </text:span></text:p>
      <text:p text:style-name="P17"><text:span text:style-name="T12">SMTP </text:span><text:span text:style-name="T29">является протоколов передачи электонных писемь, он определяет только способ передачи данных, но не сам тип передаваемых данны</text:span><text:span text:style-name="T12">. Таким образом, он задаёт оболочку сообщения и её параметры, но не заголовок либо тело самого сообщения. </text:span><text:span text:style-name="T34"><text:s/></text:span></text:p>
      <text:h text:style-name="P88" text:outline-level="2">Безопасность SMTP и спам</text:h>
      <text:p text:style-name="P18"><text:span text:style-name="T30">В базовой настройке протокол SMTP не предоставляет никаких функции аутентификации пользователей</text:span><text:span text:style-name="T12">. Впоследствии, в </text:span><text:span text:style-name="T30">стандарт </text:span><text:span text:style-name="T12">было </text:span><text:span text:style-name="T30">добавлено</text:span><text:span text:style-name="T12"> расширение. Расширение SMTP (ESMTP) предоставляет почтовым клиентам возможности задания механизма обеспечения безопасности для сервера, аутентификации и профиля безопасности </text:span><text:span text:style-name="T30">SASL</text:span><text:span text:style-name="T12">(Simple Authentication and Security Layer) для последующих передач сообщений. </text:span></text:p>
      <text:p text:style-name="P53">Обширное изменение SMTP, так же как и полная его замена, считаются непрактичными из-за огромной инсталлированной базы SMTP. Internet Mail 2000 был одним из претендентов для такой замены. </text:p>
      <text:p text:style-name="P53">Спам функционирует благодаря различным факторам, в том числе не соответствующие стандартам реализации MTA, уязвимости в защите операционных систем (усугубляемые постоянным широкополосным подключением), что позволяет спамерам удаленно контролировать компьютер конечного пользователя и посылать с него спам. </text:p>
      <text:p text:style-name="P22"><text:span text:style-name="T10">Существует несколько предложений для побочных протоколов, помогающих работе SMTP. Исследовательская группа Anti-Spam (The Anti-Spam Research Group — ASRG) — подразделение Исследовательской группы Интернет-технологий работает над почтовой аутентификацией и другими предложениями для предоставления простой аутентификации, которая будет гибкой, легковесной и масштабируемой. </text:span></text:p>
      <text:p text:style-name="P60"><text:span text:style-name="T79">Почтовый протокол </text:span>IMAP</text:p>
      <text:p text:style-name="P14"><text:span text:style-name="T31">IMAP</text:span><text:span text:style-name="T12"> (</text:span><text:span text:style-name="T35">Internet Message Access Protocol</text:span><text:span text:style-name="T12">) — </text:span><text:a xlink:type="simple" xlink:href="https://ru.wikipedia.org/wiki/Сетевой_протокол" text:style-name="Internet_20_link" text:visited-style-name="Visited_20_Internet_20_Link"><text:span text:style-name="T12">протокол</text:span></text:a><text:span text:style-name="T12"> </text:span><text:a xlink:type="simple" xlink:href="https://ru.wikipedia.org/wiki/Протоколы_прикладного_уровня" text:style-name="Internet_20_link" text:visited-style-name="Visited_20_Internet_20_Link"><text:span text:style-name="T12">прикладного уровня</text:span></text:a><text:span text:style-name="T12"> для доступа к </text:span><text:a xlink:type="simple" xlink:href="https://ru.wikipedia.org/wiki/Электронная_почта" text:style-name="Internet_20_link" text:visited-style-name="Visited_20_Internet_20_Link"><text:span text:style-name="T12">электронной почте</text:span></text:a><text:span text:style-name="T12">. </text:span></text:p>
      <text:p text:style-name="P19"><text:span text:style-name="T12">Базируется на транспортном протоколе </text:span><text:a xlink:type="simple" xlink:href="https://ru.wikipedia.org/wiki/Transmission_Control_Protocol" text:style-name="Internet_20_link" text:visited-style-name="Visited_20_Internet_20_Link"><text:span text:style-name="T12">TCP</text:span></text:a><text:span text:style-name="T12"> и использует </text:span><text:a xlink:type="simple" xlink:href="https://ru.wikipedia.org/wiki/Порт_(компьютерные_сети)" text:style-name="Internet_20_link" text:visited-style-name="Visited_20_Internet_20_Link"><text:span text:style-name="T12">порт</text:span></text:a><text:span text:style-name="T12"> 143, а IMAPS (IMAP поверх </text:span><text:a xlink:type="simple" xlink:href="https://ru.wikipedia.org/wiki/SSL" text:style-name="Internet_20_link" text:visited-style-name="Visited_20_Internet_20_Link"><text:span text:style-name="T12">SSL</text:span></text:a><text:span text:style-name="T12">) — порт 993. IMAP работает только с сообщениями и не требует каких-либо пакетов со специальными заголовками</text:span><text:bookmark text:name="cite_ref-_a7b1ccd14fe6e0f4_1-0"/><text:a xlink:type="simple" xlink:href="https://ru.wikipedia.org/wiki/IMAP#cite_note-_a7b1ccd14fe6e0f4-1" text:style-name="Internet_20_link" text:visited-style-name="Visited_20_Internet_20_Link"><text:span text:style-name="T12">[1]</text:span></text:a><text:span text:style-name="T12">. </text:span></text:p>
      <text:p text:style-name="P19"><text:span text:style-name="T12">IMAP предоставляет пользователю широкие возможности для работы с почтовыми ящиками, находящимися на почтовом </text:span><text:a xlink:type="simple" xlink:href="https://ru.wikipedia.org/wiki/Сервер_(программное_обеспечение)" text:style-name="Internet_20_link" text:visited-style-name="Visited_20_Internet_20_Link"><text:span text:style-name="T12">сервере</text:span></text:a><text:span text:style-name="T12">. </text:span><text:a xlink:type="simple" xlink:href="https://ru.wikipedia.org/wiki/Почтовая_программа" text:style-name="Internet_20_link" text:visited-style-name="Visited_20_Internet_20_Link"><text:span text:style-name="T12">Почтовая программа</text:span></text:a><text:span text:style-name="T12">, </text:span><text:soft-page-break/><text:span text:style-name="T12">использующая этот протокол, получает доступ к хранилищу корреспонденции на сервере так, как будто эта корреспонденция расположена на компьютере получателя. Электронными письмами можно манипулировать с компьютера пользователя (</text:span><text:a xlink:type="simple" xlink:href="https://ru.wikipedia.org/wiki/Клиент_(информатика)" text:style-name="Internet_20_link" text:visited-style-name="Visited_20_Internet_20_Link"><text:span text:style-name="T12">клиента</text:span></text:a><text:span text:style-name="T12">) без постоянной пересылки с сервера и обратно полного содержания писем. </text:span></text:p>
      <text:p text:style-name="P19"><text:span text:style-name="T12">Для отправки писем используется обычно протокол </text:span><text:a xlink:type="simple" xlink:href="https://ru.wikipedia.org/wiki/Simple_Mail_Transfer_Protocol" text:style-name="Internet_20_link" text:visited-style-name="Visited_20_Internet_20_Link"><text:span text:style-name="T12">SMTP</text:span></text:a><text:span text:style-name="T12">, так как собственная команда отправки протокола IMAP, называемая APPEND, не содержит в себе механизма передачи служебной информации</text:span><text:bookmark text:name="cite_ref-_a7b1ccd14fe6e0f4_1-1"/><text:a xlink:type="simple" xlink:href="https://ru.wikipedia.org/wiki/IMAP#cite_note-_a7b1ccd14fe6e0f4-1" text:style-name="Internet_20_link" text:visited-style-name="Visited_20_Internet_20_Link"><text:span text:style-name="T12">[1]</text:span></text:a><text:span text:style-name="T12">. </text:span></text:p>
      <text:p text:style-name="P19"><text:span text:style-name="T12">Для имён почтовых ящиков (папок) с символами вне диапазона </text:span><text:a xlink:type="simple" xlink:href="https://ru.wikipedia.org/wiki/ASCII" text:style-name="Internet_20_link" text:visited-style-name="Visited_20_Internet_20_Link"><text:span text:style-name="T12">ASCII</text:span></text:a><text:span text:style-name="T12"> используется модифицированная версия кодировки </text:span><text:a xlink:type="simple" xlink:href="https://ru.wikipedia.org/wiki/UTF-7" text:style-name="Internet_20_link" text:visited-style-name="Visited_20_Internet_20_Link"><text:span text:style-name="T12">UTF-7</text:span></text:a><text:bookmark text:name="cite_ref-_a7b1ccd14fe6e0f4_1-2"/><text:a xlink:type="simple" xlink:href="https://ru.wikipedia.org/wiki/IMAP#cite_note-_a7b1ccd14fe6e0f4-1" text:style-name="Internet_20_link" text:visited-style-name="Visited_20_Internet_20_Link"><text:span text:style-name="T12">[1]</text:span></text:a><text:span text:style-name="T12">. </text:span></text:p>
      <text:h text:style-name="P84" text:outline-level="2"><text:bookmark text:name="Цель_разработки_протокола_IMAP"/>Цель разработки протокола IMAP</text:h>
      <text:p text:style-name="P19"><text:span text:style-name="T12">Протокол IMAP представляет собой альтернативу </text:span><text:a xlink:type="simple" xlink:href="https://ru.wikipedia.org/wiki/POP3" text:style-name="Internet_20_link" text:visited-style-name="Visited_20_Internet_20_Link"><text:span text:style-name="T12">POP</text:span></text:a><text:span text:style-name="T12"> с зачаточными способностями по отправке. </text:span></text:p>
      <text:p text:style-name="P19"><text:span text:style-name="T12">Первая версия протокола </text:span><text:a xlink:type="simple" xlink:href="https://ru.wikipedia.org/wiki/POP3#История" text:style-name="Internet_20_link" text:visited-style-name="Visited_20_Internet_20_Link"><text:span text:style-name="T12">POP</text:span></text:a><text:span text:style-name="T12"> имела ряд недостатков, и наиболее серьёзный из них — отсутствие возможностей по управлению перемещением и хранением сообщений на сервере. В POP сообщения загружаются с почтового сервера все сразу, после чего они с сервера удаляются, то есть отсутствует возможность выбирать сообщения для получения. </text:span></text:p>
      <text:p text:style-name="P19"><text:span text:style-name="T12">Для решения проблем, связанных с этой особенностью POP, в 1986 году </text:span><text:a xlink:type="simple" xlink:href="https://ru.wikipedia.org/w/index.php?title=Криспин,_Марк&amp;action=edit&amp;redlink=1" text:style-name="Internet_20_link" text:visited-style-name="Visited_20_Internet_20_Link"><text:span text:style-name="T12">Марк Криспин</text:span></text:a><text:span text:style-name="T12"> (</text:span><text:a xlink:type="simple" xlink:href="https://ru.wikipedia.org/wiki/Английский_язык" text:style-name="Internet_20_link" text:visited-style-name="Visited_20_Internet_20_Link"><text:span text:style-name="T12">англ.</text:span></text:a><text:span text:style-name="T12"> </text:span><text:a xlink:type="simple" xlink:href="https://en.wikipedia.org/wiki/Mark_Crispin" text:style-name="Internet_20_link" text:visited-style-name="Visited_20_Internet_20_Link"><text:span text:style-name="T35">Mark Crispin</text:span></text:a><text:span text:style-name="T12">), работавший тогда в </text:span><text:a xlink:type="simple" xlink:href="https://ru.wikipedia.org/wiki/Стэнфордский_университет" text:style-name="Internet_20_link" text:visited-style-name="Visited_20_Internet_20_Link"><text:span text:style-name="T12">Стэнфордском университете</text:span></text:a><text:span text:style-name="T12">, создал новый </text:span><text:a xlink:type="simple" xlink:href="https://ru.wikipedia.org/wiki/Протокол_передачи_данных" text:style-name="Internet_20_link" text:visited-style-name="Visited_20_Internet_20_Link"><text:span text:style-name="T12">протокол</text:span></text:a><text:span text:style-name="T12"> получения почты с сервера</text:span><text:bookmark text:name="cite_ref-_ca1f692b3d5eaad4_2-0"/><text:a xlink:type="simple" xlink:href="https://ru.wikipedia.org/wiki/IMAP#cite_note-_ca1f692b3d5eaad4-2" text:style-name="Internet_20_link" text:visited-style-name="Visited_20_Internet_20_Link"><text:span text:style-name="T12">[2]</text:span></text:a><text:span text:style-name="T12">. </text:span></text:p>
      <text:p text:style-name="P54">Новый протокол предоставил пользователям возможность получения электронной почты в различных местах из одного почтового ящика. Пользователю предоставляется возможность управлять сообщениями в его почтовом ящике и дополнительные функции по обслуживанию почтовых ящиков на сервере. </text:p>
      <text:p text:style-name="P54">В дальнейшем протокол POP был доработан, в POP3 (POP версии 3) есть возможность получать с сервера избранные сообщения и оставлять избранные сообщения на сервере. В последних версиях между IMAP и POP основное отличие для пользователя — IMAP4 может обращаться к письмам в разных почтовых папках на сервере и перемещать письма между ними, а POP3 обращается к письмам на сервере по номерам в линейном списке (т. е. работает только с одной почтовой папкой). </text:p>
      <text:h text:style-name="P87" text:outline-level="2"><text:bookmark text:name="Преимущества_по_сравнению_с_POP3"/><text:bookmark text:name=".D0.9F.D1.80.D0.B5.D0.B8.D0.BC.D1.83.D1.89.D0.B5.D1.81.D1.82.D0.B2.D0.B0_.D0.BF.D0.BE_.D1.81.D1.80.D0.B0.D0.B2.D0.BD.D0.B5.D0.BD.D0.B8.D1.8E_.D1.81_POP3"/><text:soft-page-break/>Преимущества по сравнению с POP3</text:h>
      <text:p text:style-name="P54">При использовании POP3 клиент подключается к серверу только на промежуток времени, необходимый для загрузки новых сообщений. При использовании IMAP соединение не разрывается, пока пользовательский интерфейс активен, а сообщения загружаются только по требованию клиента. Это позволяет уменьшить время отклика для пользователей, в чьих ящиках имеется много сообщений большого объёма. </text:p>
      <text:p text:style-name="P54">Протокол POP требует, чтобы текущий клиент был единственным подключённым к ящику. IMAP допускает одновременный доступ нескольких клиентов к ящику и предоставляет клиенту возможность отслеживать изменения, вносимые другими клиентами, подключёнными одновременно с ним. </text:p>
      <text:p text:style-name="P54">Благодаря системе флагов, определённой в IMAP4, клиент может отслеживать состояние сообщения (прочитано, отправлен ответ, удалено и т. д.); данные о флагах хранятся на сервере. </text:p>
      <text:p text:style-name="P19"><text:span text:style-name="T12">Клиенты IMAP4 могут создавать, переименовывать и удалять ящики и перемещать сообщения между ящиками. Кроме того, можно использовать расширение «IMAP4 Access Control List (ACL) Extension» (</text:span><text:a xlink:type="simple" xlink:href="https://tools.ietf.org/html/rfc4314" text:style-name="Internet_20_link" text:visited-style-name="Visited_20_Internet_20_Link"><text:span text:style-name="T12">RFC 4314</text:span></text:a><text:span text:style-name="T12">) для управления правами доступа к ящикам. </text:span></text:p>
      <text:p text:style-name="P54">Поиск сообщений происходит на стороне сервера. </text:p>
      <text:p text:style-name="P54"/>
      <text:p text:style-name="P61"><text:span text:style-name="T80">Протокол защищенного сетевого соединения </text:span>SSL</text:p>
      <text:p text:style-name="P15"><text:span text:style-name="T31">SSL</text:span><text:span text:style-name="T12"> (</text:span><text:span text:style-name="T35">Secure Sockets Layer</text:span><text:span text:style-name="T12"> — уровень защищённых </text:span><text:a xlink:type="simple" xlink:href="https://ru.wikipedia.org/wiki/Сокет_(программный_интерфейс)" text:style-name="Internet_20_link" text:visited-style-name="Visited_20_Internet_20_Link"><text:span text:style-name="T12">сокетов</text:span></text:a><text:span text:style-name="T12">) — </text:span><text:a xlink:type="simple" xlink:href="https://ru.wikipedia.org/wiki/Криптографический_протокол" text:style-name="Internet_20_link" text:visited-style-name="Visited_20_Internet_20_Link"><text:span text:style-name="T12">криптографический протокол</text:span></text:a><text:span text:style-name="T12">, который подразумевает более безопасную связь. Он использует асимметричную криптографию для аутентификации ключей обмена, симметричное шифрование для сохранения конфиденциальности, коды аутентификации сообщений для целостности сообщений. Протокол широко использовался для обмена мгновенными сообщениями и передачи голоса через </text:span><text:a xlink:type="simple" xlink:href="https://ru.wikipedia.org/wiki/IP" text:style-name="Internet_20_link" text:visited-style-name="Visited_20_Internet_20_Link"><text:span text:style-name="T12">IP</text:span></text:a><text:span text:style-name="T12"> (</text:span><text:span text:style-name="T35">Voice over IP</text:span><text:span text:style-name="T12">— </text:span><text:a xlink:type="simple" xlink:href="https://ru.wikipedia.org/wiki/VoIP" text:style-name="Internet_20_link" text:visited-style-name="Visited_20_Internet_20_Link"><text:span text:style-name="T12">VoIP</text:span></text:a><text:span text:style-name="T12">) в таких приложениях, как </text:span><text:a xlink:type="simple" xlink:href="https://ru.wikipedia.org/wiki/Электронная_почта" text:style-name="Internet_20_link" text:visited-style-name="Visited_20_Internet_20_Link"><text:span text:style-name="T12">электронная почта</text:span></text:a><text:span text:style-name="T12">, интернет-факс и др. В 2014 году правительство США сообщило об уязвимости в текущей версии протокола. SSL должен быть исключён из работы в пользу </text:span><text:a xlink:type="simple" xlink:href="https://ru.wikipedia.org/wiki/TLS" text:style-name="Internet_20_link" text:visited-style-name="Visited_20_Internet_20_Link"><text:span text:style-name="T12">TLS</text:span></text:a><text:span text:style-name="T12"> . </text:span></text:p>
      <text:p text:style-name="P20"><text:span text:style-name="T12">SSL изначально разработан компанией </text:span><text:a xlink:type="simple" xlink:href="https://ru.wikipedia.org/wiki/Netscape_Communications" text:style-name="Internet_20_link" text:visited-style-name="Visited_20_Internet_20_Link"><text:span text:style-name="T11">Netscape Communications</text:span></text:a><text:span text:style-name="T12"> для добавления протокола </text:span><text:a xlink:type="simple" xlink:href="https://ru.wikipedia.org/wiki/HTTPS" text:style-name="Internet_20_link" text:visited-style-name="Visited_20_Internet_20_Link"><text:span text:style-name="T12">HTTPS</text:span></text:a><text:span text:style-name="T12"> в свой веб-браузер </text:span><text:a xlink:type="simple" xlink:href="https://ru.wikipedia.org/wiki/Netscape_Navigator" text:style-name="Internet_20_link" text:visited-style-name="Visited_20_Internet_20_Link"><text:span text:style-name="T12">Netscape Navigator</text:span></text:a><text:span text:style-name="T12">. Впоследствии на основании протокола SSL 3.0 был разработан и принят </text:span><text:a xlink:type="simple" xlink:href="https://ru.wikipedia.org/wiki/RFC#Содержимое_RFC" text:style-name="Internet_20_link" text:visited-style-name="Visited_20_Internet_20_Link"><text:span text:style-name="T12">стандарт RFC</text:span></text:a><text:span text:style-name="T12">, получивший имя </text:span><text:a xlink:type="simple" xlink:href="https://ru.wikipedia.org/wiki/TLS" text:style-name="Internet_20_link" text:visited-style-name="Visited_20_Internet_20_Link"><text:span text:style-name="T12">TLS</text:span></text:a><text:span text:style-name="T12">. </text:span></text:p>
      <text:h text:style-name="P85" text:outline-level="2"><text:bookmark text:name="Описание"/><text:soft-page-break/>Описание</text:h>
      <text:p text:style-name="P55">Протокол SSL обеспечивает защищённый обмен данными за счёт двух следующих элементов: </text:p>
      <text:list xml:id="list41251446" text:style-name="L11">
        <text:list-item>
          <text:p text:style-name="P67">Аутентификация </text:p>
        </text:list-item>
        <text:list-item>
          <text:p text:style-name="P56">Шифрование</text:p>
        </text:list-item>
      </text:list>
      <text:p text:style-name="P55">SSL использует асимметричную криптографию для аутентификации ключей обмена, симметричный шифр для сохранения конфиденциальности, коды аутентификации сообщений для целостности сообщений. </text:p>
      <text:p text:style-name="P55">Протокол SSL предоставляет «безопасный канал», который имеет три основных свойства: </text:p>
      <text:list xml:id="list2702034752" text:style-name="L12">
        <text:list-item>
          <text:p text:style-name="P68">Канал является частным. Шифрование используется для всех сообщений после простого диалога, который служит для определения секретного ключа. </text:p>
        </text:list-item>
        <text:list-item>
          <text:p text:style-name="P68">Канал аутентифицирован. Серверная сторона диалога всегда аутентифицируется, а клиентская делает это опционально. </text:p>
        </text:list-item>
        <text:list-item>
          <text:p text:style-name="P57">Канал надёжен. Транспортировка сообщений включает в себя проверку целостности.</text:p>
        </text:list-item>
      </text:list>
      <text:p text:style-name="P20"><text:span text:style-name="T12">Преимуществом SSL является то, что он независим от прикладного протокола. Протоколы приложений (</text:span><text:a xlink:type="simple" xlink:href="https://ru.wikipedia.org/wiki/HTTP" text:style-name="Internet_20_link" text:visited-style-name="Visited_20_Internet_20_Link"><text:span text:style-name="T12">HTTP</text:span></text:a><text:span text:style-name="T12">, </text:span><text:a xlink:type="simple" xlink:href="https://ru.wikipedia.org/wiki/FTP" text:style-name="Internet_20_link" text:visited-style-name="Visited_20_Internet_20_Link"><text:span text:style-name="T12">FTP</text:span></text:a><text:span text:style-name="T12">, </text:span><text:a xlink:type="simple" xlink:href="https://ru.wikipedia.org/wiki/TELNET" text:style-name="Internet_20_link" text:visited-style-name="Visited_20_Internet_20_Link"><text:span text:style-name="T12">TELNET</text:span></text:a><text:span text:style-name="T12"> и т. д.) могут работать поверх протокола SSL совершенно прозрачно, то есть SSL может согласовывать алгоритм шифрования и ключ сессии, а также аутентифицировать сервер до того, как приложение примет или передаст первый байт сообщения. </text:span></text:p>
      <text:p text:style-name="P55"><text:span text:style-name="T1">Протокол подтверждения подключения</text:span> используется для согласования данных сессии между клиентом и сервером. К данным сессии относятся: </text:p>
      <text:list xml:id="list2101474560" text:style-name="L13">
        <text:list-item>
          <text:p text:style-name="P69">Идентификационный номер сессии </text:p>
        </text:list-item>
        <text:list-item>
          <text:p text:style-name="P64"><text:a xlink:type="simple" xlink:href="https://ru.wikipedia.org/wiki/Цифровой_сертификат" text:style-name="Internet_20_link" text:visited-style-name="Visited_20_Internet_20_Link"><text:span text:style-name="T12">Сертификаты</text:span></text:a><text:span text:style-name="T12"> обеих сторон </text:span></text:p>
        </text:list-item>
        <text:list-item>
          <text:p text:style-name="P69">Параметры алгоритма шифрования </text:p>
        </text:list-item>
        <text:list-item>
          <text:p text:style-name="P69">Алгоритм сжатия информации </text:p>
        </text:list-item>
        <text:list-item>
          <text:p text:style-name="P44"><text:span text:style-name="T12">«Общий </text:span><text:a xlink:type="simple" xlink:href="https://ru.wikipedia.org/wiki/Секрет_(криптография)" text:style-name="Internet_20_link" text:visited-style-name="Visited_20_Internet_20_Link"><text:span text:style-name="T12">секрет</text:span></text:a><text:span text:style-name="T12">» применён для создания </text:span><text:a xlink:type="simple" xlink:href="https://ru.wikipedia.org/wiki/Ключ_(криптография)" text:style-name="Internet_20_link" text:visited-style-name="Visited_20_Internet_20_Link"><text:span text:style-name="T12">ключей</text:span></text:a><text:span text:style-name="T12">; открытый ключ</text:span></text:p>
        </text:list-item>
      </text:list>
      <text:p text:style-name="P55"><text:span text:style-name="T1">Протокол подтверждения подключения</text:span> производит цепочку обмена данными, что в свою очередь начинает аутентификацию сторон и согласовывает шифрование, хеширование и сжатие. Следующий этап — аутентификация участников, которая осуществляется также протоколом подтверждения подключения. </text:p>
      <text:p text:style-name="P55"><text:soft-page-break/><text:span text:style-name="T1">Протокол изменения параметров шифра</text:span> используется для изменения данных ключа (keyingmaterial) — информации, которая используется для создания ключей шифрования. Протокол состоит всего из одного сообщения, в котором сервер говорит, что отправитель хочет изменить набор ключей. </text:p>
      <text:p text:style-name="P55"><text:span text:style-name="T1">Предупредительный протокол</text:span> содержит сообщение, которое показывает сторонам изменение статуса или сообщает о возможной ошибке. Обычно предупреждение отсылается тогда, когда подключение закрыто и получено неправильное сообщение, сообщение невозможно расшифровать или пользователь отменяет операцию. </text:p>
      <text:h text:style-name="P92" text:outline-level="3"><text:bookmark text:name="Цифровые_сертификаты"/><text:bookmark text:name=".D0.A6.D0.B8.D1.84.D1.80.D0.BE.D0.B2.D1.8B.D0.B5_.D1.81.D0.B5.D1.80.D1.82.D0.B8.D1.84.D0.B8.D0.BA.D0.B0.D1.82.D1.8B"/>Цифровые сертификаты</text:h>
      <text:p text:style-name="P55">Протокол SSL использует сертификаты для проверки принадлежности открытого ключа его реальному владельцу. Способы получения SSL-сертификата: </text:p>
      <text:list xml:id="list2049722976" text:style-name="L14">
        <text:list-item>
          <text:p text:style-name="P65"><text:span text:style-name="T12">Использовать сертификат, выданный </text:span><text:a xlink:type="simple" xlink:href="https://ru.wikipedia.org/wiki/Центр_сертификации" text:style-name="Internet_20_link" text:visited-style-name="Visited_20_Internet_20_Link"><text:span text:style-name="T12">CA</text:span></text:a><text:span text:style-name="T12"> </text:span></text:p>
        </text:list-item>
        <text:list-item>
          <text:p text:style-name="P70">Использовать самоподписанный сертификат </text:p>
        </text:list-item>
        <text:list-item>
          <text:p text:style-name="P58">Использовать «пустой» сертификат</text:p>
        </text:list-item>
      </text:list>
      <text:p text:style-name="P55">Самоподписанный сертификат — сертификат, созданный самим пользователем — в этом случае издатель сертификата совпадает с владельцем сертификата. «Пустой» сертификат — сертификат, содержащий фиктивную информацию, используемую в качестве временной для настройки SSL и проверки его функциональности в данной среде. </text:p>
      <text:p text:style-name="P20"><text:span text:style-name="T12">Среди сертификатов SSL выделяют сертификаты, подтверждающие домен (</text:span><text:a xlink:type="simple" xlink:href="https://ru.wikipedia.org/wiki/Английский_язык" text:style-name="Internet_20_link" text:visited-style-name="Visited_20_Internet_20_Link"><text:span text:style-name="T12">англ.</text:span></text:a><text:span text:style-name="T12"> </text:span><text:span text:style-name="T35">Domain-validated certificate</text:span><text:span text:style-name="T12">) и </text:span><text:a xlink:type="simple" xlink:href="https://ru.wikipedia.org/wiki/Сертификат_EV_SSL" text:style-name="Internet_20_link" text:visited-style-name="Visited_20_Internet_20_Link"><text:span text:style-name="T12">расширенной проверки</text:span></text:a><text:span text:style-name="T12">. Последний связывает доменное имя с реальным физическим или юридическим лицом. </text:span></text:p>
      <text:h text:style-name="P92" text:outline-level="3"><text:bookmark text:name="Особенности_шифрования"/><text:bookmark text:name=".D0.9E.D1.81.D0.BE.D0.B1.D0.B5.D0.BD.D0.BD.D0.BE.D1.81.D1.82.D0.B8_.D1.88.D0.B8.D1.84.D1.80.D0.BE.D0.B2.D0.B0.D0.BD.D0.B8.D1.8F"/>Особенности шифрования</text:h>
      <text:p text:style-name="P20"><text:span text:style-name="T12">Существует два основных способа шифрования данных: </text:span><text:a xlink:type="simple" xlink:href="https://ru.wikipedia.org/wiki/Симметричные_криптосистемы" text:style-name="Internet_20_link" text:visited-style-name="Visited_20_Internet_20_Link"><text:span text:style-name="T12">симметричное шифрование</text:span></text:a><text:span text:style-name="T12"> (общий секретный ключ) и </text:span><text:a xlink:type="simple" xlink:href="https://ru.wikipedia.org/wiki/Криптосистема_с_открытым_ключом" text:style-name="Internet_20_link" text:visited-style-name="Visited_20_Internet_20_Link"><text:span text:style-name="T12">асимметричное шифрование</text:span></text:a><text:span text:style-name="T12"> (пара открытый/приватный ключ). </text:span></text:p>
      <text:p text:style-name="P55">SSL использует как асимметричную, так и симметричную криптографию. </text:p>
      <text:p text:style-name="P55">Суть <text:span text:style-name="T1">асимметричного шифрования</text:span> заключается в том, что используется пара ключей. Один из ключей называется открытым (как правило, он публикуется в самом сертификате владельца), а второй ключ называется приватным — он держится в тайне. Оба ключа используются в паре: открытый ключ используется для того, чтобы зашифровать данные, а приватный — для того, чтобы расшифровать их. Такая взаимосвязь позволяет делать две важные вещи. </text:p>
      <text:list xml:id="list136371917" text:style-name="L15">
        <text:list-item>
          <text:p text:style-name="P71"><text:soft-page-break/>Любой пользователь может получить открытый ключ и использовать его для шифрования данных, расшифровать которые сможет только пользователь, владеющий приватным ключом. </text:p>
        </text:list-item>
        <text:list-item>
          <text:p text:style-name="P45"><text:span text:style-name="T12">Если владелец ключевой пары "зашифрует" (подпишет) данные своим приватным ключом, то каждый сможет убедиться в том, что данные были отправлены именно владельцем приватного ключа и не были изменены третьей стороной. Именно это является основой </text:span><text:a xlink:type="simple" xlink:href="https://ru.wikipedia.org/wiki/Электронная_подпись" text:style-name="Internet_20_link" text:visited-style-name="Visited_20_Internet_20_Link"><text:span text:style-name="T12">цифровых подписей</text:span></text:a><text:span text:style-name="T12">.</text:span></text:p>
        </text:list-item>
      </text:list>
      <text:p text:style-name="P20"><text:a xlink:type="simple" xlink:href="https://ru.wikipedia.org/wiki/RSA" text:style-name="Internet_20_link" text:visited-style-name="Visited_20_Internet_20_Link"><text:span text:style-name="T12">RSA</text:span></text:a><text:span text:style-name="T12"> — один из самых распространённых алгоритмов асимметричного шифрования. </text:span></text:p>
      <text:p text:style-name="P20"><text:span text:style-name="T12">При использовании </text:span><text:span text:style-name="T31">симметричного шифрования</text:span><text:span text:style-name="T12"> один и тот же ключ используется как для шифрования, так и для расшифровывания данных. Если стороны хотят обменяться зашифрованными сообщениями в безопасном режиме, то у обеих сторон должны быть одинаковые симметричные ключи. Такой тип шифрования используется для большого объёма данных (так как симметричное шифрование является более быстрым). Обычно используются алгоритмы </text:span><text:a xlink:type="simple" xlink:href="https://ru.wikipedia.org/wiki/DES" text:style-name="Internet_20_link" text:visited-style-name="Visited_20_Internet_20_Link"><text:span text:style-name="T12">DES</text:span></text:a><text:span text:style-name="T12">, </text:span><text:a xlink:type="simple" xlink:href="https://ru.wikipedia.org/wiki/Triple_DES" text:style-name="Internet_20_link" text:visited-style-name="Visited_20_Internet_20_Link"><text:span text:style-name="T12">3-DES</text:span></text:a><text:span text:style-name="T12">, </text:span><text:a xlink:type="simple" xlink:href="https://ru.wikipedia.org/wiki/RC2" text:style-name="Internet_20_link" text:visited-style-name="Visited_20_Internet_20_Link"><text:span text:style-name="T12">RC2</text:span></text:a><text:span text:style-name="T12">, </text:span><text:a xlink:type="simple" xlink:href="https://ru.wikipedia.org/wiki/RC4" text:style-name="Internet_20_link" text:visited-style-name="Visited_20_Internet_20_Link"><text:span text:style-name="T12">RC4</text:span></text:a><text:span text:style-name="T12"> и </text:span><text:a xlink:type="simple" xlink:href="https://ru.wikipedia.org/wiki/Advanced_Encryption_Standard" text:style-name="Internet_20_link" text:visited-style-name="Visited_20_Internet_20_Link"><text:span text:style-name="T12">AES</text:span></text:a><text:span text:style-name="T12">. </text:span></text:p>
      <text:p text:style-name="P55">Протокол SSL использует шифрование с открытым ключом для взаимной аутентификации клиента и сервера (с помощью технологии цифровых подписей), а также для выработки сессионного ключа, который, в свою очередь, используется более быстрыми алгоритмами симметричной криптографии для шифрования большого объёма данных. </text:p>
      <text:p text:style-name="P10"/>
      <text:p text:style-name="P5">1.4.2. Информационное обеспечение (ИО) -</text:p>
      <text:p text:style-name="P5"/>
      <text:p text:style-name="P5"/>
      <text:p text:style-name="P5">1.4.3. Программное обеспечение (ПО) <text:span text:style-name="T5">+ </text:span></text:p>
      <text:p text:style-name="P5"/>
      <text:p text:style-name="P5"/>
      <text:p text:style-name="P5"/>
      <text:p text:style-name="P5"/>
      <text:p text:style-name="P5"/>
      <text:p text:style-name="P5"/>
      <text:p text:style-name="P5">2. Проектная час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ext" style:family="paragraph" style:parent-style-name="Standard" style:class="extra">
      <style:paragraph-properties fo:margin-top="0cm" fo:margin-bottom="0cm" loext:contextual-spacing="false" fo:line-height="100%"/>
      <style:text-properties style:font-name="Consolas" fo:font-family="Consolas" style:font-family-generic="modern" fo:font-size="10.5pt" style:font-size-asian="10.5pt" style:font-name-complex="Consolas" style:font-family-complex="Consolas" style:font-family-generic-complex="modern"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9T16:38:24.309191763</meta:creation-date>
    <meta:generator>LibreOffice/6.0.7.3$Linux_x86 LibreOffice_project/00m0$Build-3</meta:generator>
    <dc:date>2021-02-11T20:31:44.215753325</dc:date>
    <meta:editing-duration>PT4H9M17S</meta:editing-duration>
    <meta:editing-cycles>54</meta:editing-cycles>
    <meta:document-statistic meta:table-count="0" meta:image-count="0" meta:object-count="0" meta:page-count="26" meta:paragraph-count="238" meta:word-count="6319" meta:character-count="51116" meta:non-whitespace-character-count="44844"/>
  </office:meta>
</office:document-meta>
</file>